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6000000DBEA06B5A551678DC9.png" manifest:media-type="image/png"/>
  <manifest:file-entry manifest:full-path="Pictures/100002010000010F0000005F29EAADE66413FAE9.png" manifest:media-type="image/png"/>
  <manifest:file-entry manifest:full-path="Pictures/10000201000002E9000001945A05F640025B04CF.png" manifest:media-type="image/png"/>
  <manifest:file-entry manifest:full-path="Pictures/100002010000015300000083C1BB4D29D3F2FA02.png" manifest:media-type="image/png"/>
  <manifest:file-entry manifest:full-path="Pictures/10000201000001110000009903FF1C5944DE21F0.png" manifest:media-type="image/png"/>
  <manifest:file-entry manifest:full-path="Pictures/100002010000012F00000076C27CA7122FA7B53C.png" manifest:media-type="image/png"/>
  <manifest:file-entry manifest:full-path="Pictures/10000201000000FD0000006E902F68E31799BB11.png" manifest:media-type="image/png"/>
  <manifest:file-entry manifest:full-path="Pictures/1000020100000100000000824C3D2AF35FE60532.png" manifest:media-type="image/png"/>
  <manifest:file-entry manifest:full-path="Pictures/100002010000014B00000093FF5AEA0985AFAAD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Open Sans" svg:font-family="'Open Sans', Verdana, Geneva, sans-serif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361ce" officeooo:paragraph-rsid="000361ce"/>
    </style:style>
    <style:style style:name="P2" style:family="paragraph" style:parent-style-name="Standard">
      <style:text-properties officeooo:rsid="0004d2d1" officeooo:paragraph-rsid="0004d2d1"/>
    </style:style>
    <style:style style:name="P3" style:family="paragraph" style:parent-style-name="Standard">
      <style:text-properties officeooo:rsid="0005646b" officeooo:paragraph-rsid="0005646b"/>
    </style:style>
    <style:style style:name="P4" style:family="paragraph" style:parent-style-name="Standard">
      <style:text-properties fo:font-variant="normal" fo:text-transform="none" fo:color="#333333" style:font-name="Lato" fo:font-size="10.5pt" fo:letter-spacing="normal" fo:font-style="normal" fo:font-weight="normal" officeooo:rsid="0005646b" officeooo:paragraph-rsid="0005646b"/>
    </style:style>
    <style:style style:name="P5" style:family="paragraph" style:parent-style-name="Text_20_body">
      <style:text-properties fo:font-variant="normal" fo:text-transform="none" fo:color="#0074b5" style:font-name="Lato" fo:font-size="10.5pt" fo:letter-spacing="normal" fo:font-style="normal" fo:font-weight="normal" officeooo:paragraph-rsid="0005646b"/>
    </style:style>
    <style:style style:name="P6" style:family="paragraph" style:parent-style-name="Text_20_body">
      <style:text-properties fo:font-variant="normal" fo:text-transform="none" fo:color="#333333" style:font-name="Lato" fo:font-size="10.5pt" fo:letter-spacing="normal" fo:font-style="normal" fo:font-weight="normal" officeooo:paragraph-rsid="00905e9f" fo:background-color="#fff200"/>
    </style:style>
    <style:style style:name="P7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9840d3" officeooo:paragraph-rsid="009840d3"/>
    </style:style>
    <style:style style:name="P8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9c123f" officeooo:paragraph-rsid="009c123f"/>
    </style:style>
    <style:style style:name="P9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b0987b" officeooo:paragraph-rsid="00aeeb0e" style:font-weight-asian="normal" style:font-weight-complex="normal"/>
    </style:style>
    <style:style style:name="P10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b7cf58" officeooo:paragraph-rsid="00b7cf58" style:font-weight-asian="normal" style:font-weight-complex="normal"/>
    </style:style>
    <style:style style:name="P11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be5bd9" officeooo:paragraph-rsid="00be5bd9" style:font-weight-asian="normal" style:font-weight-complex="normal"/>
    </style:style>
    <style:style style:name="P12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bb88ea" officeooo:paragraph-rsid="00bb88ea" style:font-weight-asian="normal" style:font-weight-complex="normal"/>
    </style:style>
    <style:style style:name="P13" style:family="paragraph" style:parent-style-name="Text_20_body">
      <style:text-properties officeooo:rsid="000a576f" officeooo:paragraph-rsid="000a576f"/>
    </style:style>
    <style:style style:name="P14" style:family="paragraph" style:parent-style-name="Text_20_body">
      <style:text-properties officeooo:rsid="000a8a3f" officeooo:paragraph-rsid="000a8a3f"/>
    </style:style>
    <style:style style:name="P15" style:family="paragraph" style:parent-style-name="Text_20_body">
      <style:text-properties officeooo:rsid="000e01a7" officeooo:paragraph-rsid="000e01a7"/>
    </style:style>
    <style:style style:name="P16" style:family="paragraph" style:parent-style-name="Text_20_body">
      <style:text-properties officeooo:rsid="000e01a7" officeooo:paragraph-rsid="000e9dfa"/>
    </style:style>
    <style:style style:name="P17" style:family="paragraph" style:parent-style-name="Text_20_body">
      <style:text-properties officeooo:rsid="000f7c9f" officeooo:paragraph-rsid="000f7c9f"/>
    </style:style>
    <style:style style:name="P18" style:family="paragraph" style:parent-style-name="Text_20_body">
      <style:text-properties officeooo:rsid="000fd546" officeooo:paragraph-rsid="000fd546"/>
    </style:style>
    <style:style style:name="P19" style:family="paragraph" style:parent-style-name="Text_20_body">
      <style:text-properties officeooo:rsid="00139b52" officeooo:paragraph-rsid="00139b52"/>
    </style:style>
    <style:style style:name="P20" style:family="paragraph" style:parent-style-name="Text_20_body">
      <style:text-properties fo:font-weight="bold" officeooo:rsid="00139b52" officeooo:paragraph-rsid="00139b52" style:font-weight-asian="bold" style:font-weight-complex="bold"/>
    </style:style>
    <style:style style:name="P21" style:family="paragraph" style:parent-style-name="Text_20_body">
      <style:text-properties fo:font-weight="bold" officeooo:rsid="006ae368" officeooo:paragraph-rsid="006ae368" style:font-weight-asian="bold" style:font-weight-complex="bold"/>
    </style:style>
    <style:style style:name="P22" style:family="paragraph" style:parent-style-name="Text_20_body">
      <style:text-properties fo:font-weight="bold" officeooo:rsid="005a13b4" officeooo:paragraph-rsid="005a13b4" style:font-weight-asian="bold" style:font-weight-complex="bold"/>
    </style:style>
    <style:style style:name="P23" style:family="paragraph" style:parent-style-name="Text_20_body">
      <style:text-properties fo:font-weight="bold" officeooo:rsid="009b3954" officeooo:paragraph-rsid="009b3954" style:font-weight-asian="bold" style:font-weight-complex="bold"/>
    </style:style>
    <style:style style:name="P24" style:family="paragraph" style:parent-style-name="Text_20_body">
      <style:text-properties fo:font-weight="bold" officeooo:rsid="009d96c0" officeooo:paragraph-rsid="009d96c0" style:font-weight-asian="bold" style:font-weight-complex="bold"/>
    </style:style>
    <style:style style:name="P25" style:family="paragraph" style:parent-style-name="Text_20_body">
      <style:text-properties fo:font-weight="bold" officeooo:rsid="00a3c071" officeooo:paragraph-rsid="00a3c071" style:font-weight-asian="bold" style:font-weight-complex="bold"/>
    </style:style>
    <style:style style:name="P26" style:family="paragraph" style:parent-style-name="Text_20_body">
      <style:text-properties fo:font-weight="bold" officeooo:rsid="00a4d981" officeooo:paragraph-rsid="00a4d981" style:font-weight-asian="bold" style:font-weight-complex="bold"/>
    </style:style>
    <style:style style:name="P27" style:family="paragraph" style:parent-style-name="Text_20_body">
      <style:text-properties fo:font-weight="bold" officeooo:rsid="00a52155" officeooo:paragraph-rsid="00a52155" style:font-weight-asian="bold" style:font-weight-complex="bold"/>
    </style:style>
    <style:style style:name="P28" style:family="paragraph" style:parent-style-name="Text_20_body">
      <style:text-properties fo:font-weight="bold" officeooo:rsid="00ad0aac" officeooo:paragraph-rsid="00aeeb0e" style:font-weight-asian="bold" style:font-weight-complex="bold"/>
    </style:style>
    <style:style style:name="P29" style:family="paragraph" style:parent-style-name="Text_20_body">
      <style:text-properties fo:font-weight="bold" officeooo:rsid="00b26595" officeooo:paragraph-rsid="00b26595" style:font-weight-asian="bold" style:font-weight-complex="bold"/>
    </style:style>
    <style:style style:name="P30" style:family="paragraph" style:parent-style-name="Text_20_body">
      <style:text-properties fo:font-weight="bold" officeooo:rsid="00b7cf58" officeooo:paragraph-rsid="00b7cf58" style:font-weight-asian="bold" style:font-weight-complex="bold"/>
    </style:style>
    <style:style style:name="P31" style:family="paragraph" style:parent-style-name="Text_20_body">
      <style:text-properties fo:font-weight="bold" officeooo:rsid="00ba0c72" officeooo:paragraph-rsid="00ba0c72" style:font-weight-asian="bold" style:font-weight-complex="bold"/>
    </style:style>
    <style:style style:name="P32" style:family="paragraph" style:parent-style-name="Text_20_body">
      <style:text-properties fo:font-weight="bold" officeooo:rsid="00ba0c72" officeooo:paragraph-rsid="00bc78fa" style:font-weight-asian="bold" style:font-weight-complex="bold"/>
    </style:style>
    <style:style style:name="P33" style:family="paragraph" style:parent-style-name="Text_20_body">
      <style:text-properties fo:font-weight="bold" officeooo:rsid="00c2365e" officeooo:paragraph-rsid="00c2365e" style:font-weight-asian="bold" style:font-weight-complex="bold"/>
    </style:style>
    <style:style style:name="P34" style:family="paragraph" style:parent-style-name="Text_20_body">
      <style:text-properties fo:font-weight="bold" officeooo:rsid="00c51fa5" officeooo:paragraph-rsid="00c51fa5" style:font-weight-asian="bold" style:font-weight-complex="bold"/>
    </style:style>
    <style:style style:name="P35" style:family="paragraph" style:parent-style-name="Text_20_body">
      <style:text-properties fo:font-weight="bold" officeooo:rsid="00d1d050" officeooo:paragraph-rsid="00d1d050" style:font-weight-asian="bold" style:font-weight-complex="bold"/>
    </style:style>
    <style:style style:name="P36" style:family="paragraph" style:parent-style-name="Text_20_body">
      <style:text-properties officeooo:rsid="0015f6b5" officeooo:paragraph-rsid="0015f6b5"/>
    </style:style>
    <style:style style:name="P37" style:family="paragraph" style:parent-style-name="Text_20_body">
      <style:text-properties officeooo:rsid="0015f6b5" officeooo:paragraph-rsid="00180683"/>
    </style:style>
    <style:style style:name="P38" style:family="paragraph" style:parent-style-name="Text_20_body">
      <style:text-properties officeooo:rsid="0018b29c" officeooo:paragraph-rsid="0018b29c"/>
    </style:style>
    <style:style style:name="P39" style:family="paragraph" style:parent-style-name="Text_20_body">
      <style:text-properties officeooo:rsid="001ab9cd" officeooo:paragraph-rsid="001ab9cd"/>
    </style:style>
    <style:style style:name="P40" style:family="paragraph" style:parent-style-name="Text_20_body">
      <style:text-properties officeooo:rsid="001c9b5e" officeooo:paragraph-rsid="001c9b5e"/>
    </style:style>
    <style:style style:name="P41" style:family="paragraph" style:parent-style-name="Text_20_body">
      <style:text-properties officeooo:rsid="001d20be" officeooo:paragraph-rsid="001d20be"/>
    </style:style>
    <style:style style:name="P42" style:family="paragraph" style:parent-style-name="Text_20_body">
      <style:text-properties officeooo:rsid="001f576f" officeooo:paragraph-rsid="001f576f"/>
    </style:style>
    <style:style style:name="P43" style:family="paragraph" style:parent-style-name="Text_20_body">
      <style:text-properties officeooo:rsid="001f6882" officeooo:paragraph-rsid="001f6882"/>
    </style:style>
    <style:style style:name="P44" style:family="paragraph" style:parent-style-name="Text_20_body">
      <style:text-properties officeooo:rsid="0023b9ae" officeooo:paragraph-rsid="0023b9ae"/>
    </style:style>
    <style:style style:name="P45" style:family="paragraph" style:parent-style-name="Text_20_body">
      <style:text-properties officeooo:rsid="0024cf9c" officeooo:paragraph-rsid="0024cf9c"/>
    </style:style>
    <style:style style:name="P46" style:family="paragraph" style:parent-style-name="Text_20_body">
      <style:text-properties officeooo:rsid="00260272" officeooo:paragraph-rsid="00260272"/>
    </style:style>
    <style:style style:name="P47" style:family="paragraph" style:parent-style-name="Text_20_body">
      <style:text-properties officeooo:rsid="00260272" officeooo:paragraph-rsid="00269316"/>
    </style:style>
    <style:style style:name="P48" style:family="paragraph" style:parent-style-name="Text_20_body">
      <style:text-properties officeooo:rsid="00283b99" officeooo:paragraph-rsid="00283b99"/>
    </style:style>
    <style:style style:name="P49" style:family="paragraph" style:parent-style-name="Text_20_body">
      <style:text-properties officeooo:rsid="0029b0eb" officeooo:paragraph-rsid="0029b0eb"/>
    </style:style>
    <style:style style:name="P50" style:family="paragraph" style:parent-style-name="Text_20_body">
      <style:text-properties officeooo:rsid="002a52cc" officeooo:paragraph-rsid="002a52cc"/>
    </style:style>
    <style:style style:name="P51" style:family="paragraph" style:parent-style-name="Text_20_body">
      <style:text-properties officeooo:rsid="002e29c6" officeooo:paragraph-rsid="002e29c6"/>
    </style:style>
    <style:style style:name="P52" style:family="paragraph" style:parent-style-name="Text_20_body">
      <style:text-properties officeooo:rsid="003203b0" officeooo:paragraph-rsid="003203b0"/>
    </style:style>
    <style:style style:name="P53" style:family="paragraph" style:parent-style-name="Text_20_body">
      <style:text-properties officeooo:rsid="00337416" officeooo:paragraph-rsid="00337416"/>
    </style:style>
    <style:style style:name="P54" style:family="paragraph" style:parent-style-name="Text_20_body">
      <style:text-properties officeooo:rsid="00337416" officeooo:paragraph-rsid="00365496"/>
    </style:style>
    <style:style style:name="P55" style:family="paragraph" style:parent-style-name="Text_20_body">
      <style:text-properties officeooo:rsid="0036b6e8" officeooo:paragraph-rsid="0036b6e8"/>
    </style:style>
    <style:style style:name="P56" style:family="paragraph" style:parent-style-name="Text_20_body">
      <style:text-properties officeooo:rsid="003ce03a" officeooo:paragraph-rsid="003ce03a"/>
    </style:style>
    <style:style style:name="P57" style:family="paragraph" style:parent-style-name="Text_20_body">
      <style:text-properties officeooo:rsid="003ce03a" officeooo:paragraph-rsid="004395a9"/>
    </style:style>
    <style:style style:name="P58" style:family="paragraph" style:parent-style-name="Text_20_body">
      <style:text-properties officeooo:rsid="003ce03a" officeooo:paragraph-rsid="0044c662"/>
    </style:style>
    <style:style style:name="P59" style:family="paragraph" style:parent-style-name="Text_20_body">
      <style:text-properties officeooo:rsid="003ce03a" officeooo:paragraph-rsid="00452307"/>
    </style:style>
    <style:style style:name="P60" style:family="paragraph" style:parent-style-name="Text_20_body">
      <style:text-properties officeooo:rsid="004a17d3" officeooo:paragraph-rsid="004a17d3"/>
    </style:style>
    <style:style style:name="P61" style:family="paragraph" style:parent-style-name="Text_20_body">
      <style:text-properties officeooo:rsid="004b504e" officeooo:paragraph-rsid="004b504e"/>
    </style:style>
    <style:style style:name="P62" style:family="paragraph" style:parent-style-name="Text_20_body">
      <style:text-properties officeooo:rsid="0051dbcb" officeooo:paragraph-rsid="0051dbcb" fo:background-color="#fff200"/>
    </style:style>
    <style:style style:name="P63" style:family="paragraph" style:parent-style-name="Text_20_body">
      <style:text-properties officeooo:rsid="0056131a" officeooo:paragraph-rsid="0056131a"/>
    </style:style>
    <style:style style:name="P64" style:family="paragraph" style:parent-style-name="Text_20_body">
      <style:text-properties officeooo:rsid="00580646" officeooo:paragraph-rsid="00580646"/>
    </style:style>
    <style:style style:name="P65" style:family="paragraph" style:parent-style-name="Text_20_body">
      <style:text-properties officeooo:rsid="0059342d" officeooo:paragraph-rsid="0059342d"/>
    </style:style>
    <style:style style:name="P66" style:family="paragraph" style:parent-style-name="Text_20_body">
      <style:text-properties officeooo:rsid="005a13b4" officeooo:paragraph-rsid="005a13b4"/>
    </style:style>
    <style:style style:name="P67" style:family="paragraph" style:parent-style-name="Text_20_body">
      <style:text-properties officeooo:rsid="005c3437" officeooo:paragraph-rsid="005c3437"/>
    </style:style>
    <style:style style:name="P68" style:family="paragraph" style:parent-style-name="Text_20_body">
      <style:text-properties officeooo:rsid="005d3edc" officeooo:paragraph-rsid="005d3edc"/>
    </style:style>
    <style:style style:name="P69" style:family="paragraph" style:parent-style-name="Text_20_body">
      <style:text-properties officeooo:rsid="005f1c4e" officeooo:paragraph-rsid="005f1c4e"/>
    </style:style>
    <style:style style:name="P70" style:family="paragraph" style:parent-style-name="Text_20_body">
      <style:text-properties officeooo:rsid="005fb531" officeooo:paragraph-rsid="005fb531"/>
    </style:style>
    <style:style style:name="P71" style:family="paragraph" style:parent-style-name="Text_20_body">
      <style:text-properties officeooo:rsid="006231e8" officeooo:paragraph-rsid="006231e8"/>
    </style:style>
    <style:style style:name="P72" style:family="paragraph" style:parent-style-name="Text_20_body">
      <style:text-properties officeooo:rsid="006540b4" officeooo:paragraph-rsid="006540b4"/>
    </style:style>
    <style:style style:name="P73" style:family="paragraph" style:parent-style-name="Text_20_body">
      <style:text-properties style:text-underline-style="solid" style:text-underline-width="auto" style:text-underline-color="font-color" fo:font-weight="bold" officeooo:rsid="0063da88" officeooo:paragraph-rsid="0063da88" style:font-weight-asian="bold" style:font-weight-complex="bold"/>
    </style:style>
    <style:style style:name="P74" style:family="paragraph" style:parent-style-name="Text_20_body">
      <style:text-properties officeooo:rsid="00683209" officeooo:paragraph-rsid="00683209"/>
    </style:style>
    <style:style style:name="P75" style:family="paragraph" style:parent-style-name="Text_20_body">
      <style:text-properties officeooo:rsid="0068bc8b" officeooo:paragraph-rsid="0068bc8b"/>
    </style:style>
    <style:style style:name="P76" style:family="paragraph" style:parent-style-name="Text_20_body">
      <style:text-properties officeooo:rsid="006ae368" officeooo:paragraph-rsid="006ae368"/>
    </style:style>
    <style:style style:name="P77" style:family="paragraph" style:parent-style-name="Text_20_body">
      <style:text-properties officeooo:rsid="006f05bc" officeooo:paragraph-rsid="006f05bc"/>
    </style:style>
    <style:style style:name="P78" style:family="paragraph" style:parent-style-name="Text_20_body">
      <style:text-properties officeooo:rsid="006f18f1" officeooo:paragraph-rsid="006f18f1"/>
    </style:style>
    <style:style style:name="P79" style:family="paragraph" style:parent-style-name="Text_20_body">
      <style:text-properties officeooo:rsid="0072adc2" officeooo:paragraph-rsid="0072adc2"/>
    </style:style>
    <style:style style:name="P80" style:family="paragraph" style:parent-style-name="Text_20_body">
      <style:text-properties officeooo:rsid="00766e2b" officeooo:paragraph-rsid="00766e2b"/>
    </style:style>
    <style:style style:name="P81" style:family="paragraph" style:parent-style-name="Text_20_body">
      <style:text-properties officeooo:rsid="007bd64b" officeooo:paragraph-rsid="007bd64b"/>
    </style:style>
    <style:style style:name="P82" style:family="paragraph" style:parent-style-name="Text_20_body">
      <style:text-properties officeooo:rsid="008272b2" officeooo:paragraph-rsid="008272b2"/>
    </style:style>
    <style:style style:name="P83" style:family="paragraph" style:parent-style-name="Text_20_body">
      <style:text-properties officeooo:rsid="008470e3" officeooo:paragraph-rsid="008470e3"/>
    </style:style>
    <style:style style:name="P84" style:family="paragraph" style:parent-style-name="Text_20_body">
      <style:text-properties officeooo:rsid="0088acdf" officeooo:paragraph-rsid="0088acdf"/>
    </style:style>
    <style:style style:name="P85" style:family="paragraph" style:parent-style-name="Text_20_body">
      <style:text-properties officeooo:rsid="0089fa10" officeooo:paragraph-rsid="0089fa10"/>
    </style:style>
    <style:style style:name="P86" style:family="paragraph" style:parent-style-name="Text_20_body">
      <style:text-properties officeooo:rsid="00905e9f" officeooo:paragraph-rsid="00905e9f"/>
    </style:style>
    <style:style style:name="P87" style:family="paragraph" style:parent-style-name="Text_20_body">
      <style:text-properties officeooo:rsid="009840d3" officeooo:paragraph-rsid="009840d3"/>
    </style:style>
    <style:style style:name="P88" style:family="paragraph" style:parent-style-name="Text_20_body">
      <style:text-properties officeooo:rsid="009d96c0" officeooo:paragraph-rsid="009d96c0"/>
    </style:style>
    <style:style style:name="P89" style:family="paragraph" style:parent-style-name="Text_20_body">
      <style:text-properties officeooo:rsid="00c77701" officeooo:paragraph-rsid="00c77701"/>
    </style:style>
    <style:style style:name="P90" style:family="paragraph" style:parent-style-name="Text_20_body">
      <style:text-properties officeooo:rsid="00ca8be9" officeooo:paragraph-rsid="00ca8be9"/>
    </style:style>
    <style:style style:name="P91" style:family="paragraph" style:parent-style-name="Text_20_body">
      <style:text-properties officeooo:rsid="00cce27d" officeooo:paragraph-rsid="00cce27d"/>
    </style:style>
    <style:style style:name="P92" style:family="paragraph" style:parent-style-name="Text_20_body">
      <style:text-properties officeooo:rsid="00cce27d" officeooo:paragraph-rsid="00d99519"/>
    </style:style>
    <style:style style:name="P93" style:family="paragraph" style:parent-style-name="Text_20_body">
      <style:text-properties officeooo:rsid="00cce27d" officeooo:paragraph-rsid="00db61d4"/>
    </style:style>
    <style:style style:name="P94" style:family="paragraph" style:parent-style-name="Text_20_body">
      <style:text-properties officeooo:rsid="00cce27d" officeooo:paragraph-rsid="00fe6010"/>
    </style:style>
    <style:style style:name="P95" style:family="paragraph" style:parent-style-name="Text_20_body">
      <style:text-properties officeooo:rsid="00d1d050" officeooo:paragraph-rsid="00d1d050"/>
    </style:style>
    <style:style style:name="P96" style:family="paragraph" style:parent-style-name="Text_20_body">
      <style:text-properties officeooo:rsid="00d28cab" officeooo:paragraph-rsid="00d28cab"/>
    </style:style>
    <style:style style:name="P97" style:family="paragraph" style:parent-style-name="Text_20_body">
      <style:text-properties officeooo:rsid="00f2f99a" officeooo:paragraph-rsid="00f2f99a"/>
    </style:style>
    <style:style style:name="P98" style:family="paragraph" style:parent-style-name="Text_20_body">
      <style:text-properties officeooo:rsid="00f2f99a" officeooo:paragraph-rsid="00f7ba43"/>
    </style:style>
    <style:style style:name="P99" style:family="paragraph" style:parent-style-name="Text_20_body">
      <style:text-properties officeooo:rsid="00f2f99a" officeooo:paragraph-rsid="00f8b12c"/>
    </style:style>
    <style:style style:name="P100" style:family="paragraph" style:parent-style-name="Text_20_body">
      <style:text-properties officeooo:rsid="00fb6101" officeooo:paragraph-rsid="00fb6101"/>
    </style:style>
    <style:style style:name="P101" style:family="paragraph" style:parent-style-name="Text_20_body">
      <style:text-properties officeooo:rsid="010011e4" officeooo:paragraph-rsid="010011e4"/>
    </style:style>
    <style:style style:name="P102" style:family="paragraph" style:parent-style-name="Text_20_body">
      <style:text-properties officeooo:rsid="010011e4" officeooo:paragraph-rsid="0100b54f"/>
    </style:style>
    <style:style style:name="P103" style:family="paragraph" style:parent-style-name="Text_20_body">
      <style:text-properties officeooo:rsid="0101c766" officeooo:paragraph-rsid="0101c766"/>
    </style:style>
    <style:style style:name="P104" style:family="paragraph" style:parent-style-name="Text_20_body">
      <style:text-properties officeooo:rsid="01040f4c" officeooo:paragraph-rsid="01040f4c"/>
    </style:style>
    <style:style style:name="P105" style:family="paragraph" style:parent-style-name="Text_20_body">
      <style:text-properties officeooo:rsid="010710ea" officeooo:paragraph-rsid="010710ea"/>
    </style:style>
    <style:style style:name="P106" style:family="paragraph" style:parent-style-name="Text_20_body">
      <style:paragraph-properties fo:margin-top="0in" fo:margin-bottom="0in" loext:contextual-spacing="false" fo:text-align="start" style:justify-single-word="false" fo:orphans="2" fo:widows="2" fo:padding="0in" fo:border="none"/>
      <style:text-properties officeooo:rsid="0007b7dc" officeooo:paragraph-rsid="0007b7dc"/>
    </style:style>
    <style:style style:name="P107" style:family="paragraph" style:parent-style-name="Text_20_body">
      <style:paragraph-properties fo:margin-top="0in" fo:margin-bottom="0in" loext:contextual-spacing="false" fo:text-align="start" style:justify-single-word="false" fo:orphans="2" fo:widows="2" fo:padding="0in" fo:border="none"/>
      <style:text-properties fo:font-weight="bold" officeooo:rsid="00095de8" officeooo:paragraph-rsid="00095de8" style:font-weight-asian="bold" style:font-weight-complex="bold"/>
    </style:style>
    <style:style style:name="P108" style:family="paragraph" style:parent-style-name="Text_20_body">
      <style:paragraph-properties fo:margin-top="0in" fo:margin-bottom="0in" loext:contextual-spacing="false" fo:text-align="start" style:justify-single-word="false" fo:orphans="2" fo:widows="2" fo:padding="0in" fo:border="none"/>
      <style:text-properties fo:font-weight="bold" officeooo:rsid="0007b7dc" officeooo:paragraph-rsid="0007b7dc" style:font-weight-asian="bold" style:font-weight-complex="bold"/>
    </style:style>
    <style:style style:name="P109" style:family="paragraph" style:parent-style-name="Text_20_body">
      <style:paragraph-properties fo:margin-left="0in" fo:margin-right="0in" fo:text-indent="0in" style:auto-text-indent="false"/>
      <style:text-properties officeooo:rsid="000fd546" officeooo:paragraph-rsid="000fd546"/>
    </style:style>
    <style:style style:name="P110" style:family="paragraph" style:parent-style-name="Text_20_body">
      <style:paragraph-properties fo:margin-left="0in" fo:margin-right="0in" fo:text-indent="0in" style:auto-text-indent="false"/>
      <style:text-properties officeooo:rsid="001066dd" officeooo:paragraph-rsid="001066dd"/>
    </style:style>
    <style:style style:name="P111" style:family="paragraph" style:parent-style-name="Text_20_body">
      <style:paragraph-properties fo:margin-left="0in" fo:margin-right="0in" fo:text-indent="0in" style:auto-text-indent="false"/>
      <style:text-properties fo:font-weight="bold" officeooo:rsid="00120ea6" officeooo:paragraph-rsid="00120ea6" style:font-weight-asian="bold" style:font-weight-complex="bold"/>
    </style:style>
    <style:style style:name="P112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e29c6" officeooo:paragraph-rsid="002e29c6"/>
    </style:style>
    <style:style style:name="P113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59342d" officeooo:paragraph-rsid="0059342d"/>
    </style:style>
    <style:style style:name="P114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3c3c3c" style:font-name="Open Sans" fo:font-size="10.5pt" fo:letter-spacing="normal" fo:font-style="normal" fo:font-weight="normal" officeooo:rsid="009a2c9b" officeooo:paragraph-rsid="009840d3"/>
    </style:style>
    <style:style style:name="P115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ced715" officeooo:paragraph-rsid="00cce27d" style:font-weight-asian="normal" style:font-weight-complex="normal"/>
    </style:style>
    <style:style style:name="P116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d1d050" officeooo:paragraph-rsid="00d1d050" style:font-weight-asian="normal" style:font-weight-complex="normal"/>
    </style:style>
    <style:style style:name="P117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d28cab" officeooo:paragraph-rsid="00d1d050" style:font-weight-asian="normal" style:font-weight-complex="normal"/>
    </style:style>
    <style:style style:name="P118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d28cab" officeooo:paragraph-rsid="00d28cab" style:font-weight-asian="normal" style:font-weight-complex="normal"/>
    </style:style>
    <style:style style:name="P119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103191e" officeooo:paragraph-rsid="0103191e" style:font-weight-asian="normal" style:font-weight-complex="normal"/>
    </style:style>
    <style:style style:name="P120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1040f4c" officeooo:paragraph-rsid="01040f4c" style:font-weight-asian="normal" style:font-weight-complex="normal"/>
    </style:style>
    <style:style style:name="P121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105a6bf" officeooo:paragraph-rsid="0105a6bf" style:font-weight-asian="normal" style:font-weight-complex="normal"/>
    </style:style>
    <style:style style:name="P122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106a9a0" officeooo:paragraph-rsid="0106a9a0" style:font-weight-asian="normal" style:font-weight-complex="normal"/>
    </style:style>
    <style:style style:name="P123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10710ea" officeooo:paragraph-rsid="010710ea" style:font-weight-asian="normal" style:font-weight-complex="normal"/>
    </style:style>
    <style:style style:name="P124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f7ba43" officeooo:paragraph-rsid="00f7ba43" style:font-weight-asian="normal" style:font-weight-complex="normal"/>
    </style:style>
    <style:style style:name="P125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f7ba43" officeooo:paragraph-rsid="010980a6" style:font-weight-asian="normal" style:font-weight-complex="normal"/>
    </style:style>
    <style:style style:name="P126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f7ba43" officeooo:paragraph-rsid="010b6981" style:font-weight-asian="normal" style:font-weight-complex="normal"/>
    </style:style>
    <style:style style:name="P127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0de5e78" officeooo:paragraph-rsid="00cce27d" style:font-weight-asian="normal" style:font-weight-complex="normal"/>
    </style:style>
    <style:style style:name="P128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10980a6" officeooo:paragraph-rsid="010980a6" style:font-weight-asian="normal" style:font-weight-complex="normal"/>
    </style:style>
    <style:style style:name="P129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10c60d5" officeooo:paragraph-rsid="010c60d5" style:font-weight-asian="normal" style:font-weight-complex="normal"/>
    </style:style>
    <style:style style:name="P130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10eb245" officeooo:paragraph-rsid="010eb245" style:font-weight-asian="normal" style:font-weight-complex="normal"/>
    </style:style>
    <style:style style:name="P131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11813c8" officeooo:paragraph-rsid="011813c8" style:font-weight-asian="normal" style:font-weight-complex="normal"/>
    </style:style>
    <style:style style:name="P132" style:family="paragraph" style:parent-style-name="Text_20_body">
      <style:text-properties fo:font-variant="normal" fo:text-transform="none" fo:color="#3c3c3c" style:font-name="Open Sans" fo:font-size="10.5pt" fo:letter-spacing="normal" fo:font-style="normal" fo:font-weight="normal" officeooo:rsid="01188e18" officeooo:paragraph-rsid="01188e18" style:font-weight-asian="normal" style:font-weight-complex="normal"/>
    </style:style>
    <style:style style:name="P133" style:family="paragraph" style:parent-style-name="Text_20_body">
      <style:text-properties fo:font-variant="normal" fo:text-transform="none" fo:color="#3c3c3c" style:text-line-through-style="none" style:text-line-through-type="none" style:font-name="Open Sans" fo:font-size="10.5pt" fo:letter-spacing="normal" fo:font-style="normal" style:text-underline-style="none" fo:font-weight="normal" officeooo:rsid="00d807ab" officeooo:paragraph-rsid="00d28cab" style:font-weight-asian="normal" style:font-weight-complex="normal"/>
    </style:style>
    <style:style style:name="T1" style:family="text">
      <style:text-properties officeooo:rsid="00025ed0"/>
    </style:style>
    <style:style style:name="T2" style:family="text">
      <style:text-properties officeooo:rsid="0005646b"/>
    </style:style>
    <style:style style:name="T3" style:family="text">
      <style:text-properties officeooo:rsid="00095de8"/>
    </style:style>
    <style:style style:name="T4" style:family="text">
      <style:text-properties officeooo:rsid="000a576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a576f" style:font-weight-asian="bold" style:font-weight-complex="bold"/>
    </style:style>
    <style:style style:name="T7" style:family="text">
      <style:text-properties fo:font-weight="bold" officeooo:rsid="00180683" style:font-weight-asian="bold" style:font-weight-complex="bold"/>
    </style:style>
    <style:style style:name="T8" style:family="text">
      <style:text-properties fo:font-weight="bold" officeooo:rsid="002f894c" style:font-weight-asian="bold" style:font-weight-complex="bold"/>
    </style:style>
    <style:style style:name="T9" style:family="text">
      <style:text-properties fo:font-weight="bold" officeooo:rsid="004395a9" style:font-weight-asian="bold" style:font-weight-complex="bold"/>
    </style:style>
    <style:style style:name="T10" style:family="text">
      <style:text-properties fo:font-weight="bold" officeooo:rsid="0044c662" style:font-weight-asian="bold" style:font-weight-complex="bold"/>
    </style:style>
    <style:style style:name="T11" style:family="text">
      <style:text-properties fo:font-weight="bold" officeooo:rsid="00452307" style:font-weight-asian="bold" style:font-weight-complex="bold"/>
    </style:style>
    <style:style style:name="T12" style:family="text">
      <style:text-properties fo:font-weight="bold" officeooo:rsid="00408298" style:font-weight-asian="bold" style:font-weight-complex="bold"/>
    </style:style>
    <style:style style:name="T13" style:family="text">
      <style:text-properties fo:font-weight="bold" officeooo:rsid="006cc9b6" style:font-weight-asian="bold" style:font-weight-complex="bold"/>
    </style:style>
    <style:style style:name="T14" style:family="text">
      <style:text-properties fo:font-weight="bold" officeooo:rsid="0070b941" style:font-weight-asian="bold" style:font-weight-complex="bold"/>
    </style:style>
    <style:style style:name="T15" style:family="text">
      <style:text-properties fo:font-weight="bold" officeooo:rsid="00f2f99a" style:font-weight-asian="bold" style:font-weight-complex="bold"/>
    </style:style>
    <style:style style:name="T16" style:family="text">
      <style:text-properties fo:font-weight="bold" officeooo:rsid="00de5e78" style:font-weight-asian="bold" style:font-weight-complex="bold"/>
    </style:style>
    <style:style style:name="T17" style:family="text">
      <style:text-properties fo:font-weight="bold" officeooo:rsid="01134dec" style:font-weight-asian="bold" style:font-weight-complex="bold"/>
    </style:style>
    <style:style style:name="T18" style:family="text">
      <style:text-properties fo:font-weight="bold" officeooo:rsid="011661aa" style:font-weight-asian="bold" style:font-weight-complex="bold"/>
    </style:style>
    <style:style style:name="T19" style:family="text">
      <style:text-properties officeooo:rsid="000e9dfa"/>
    </style:style>
    <style:style style:name="T20" style:family="text">
      <style:text-properties officeooo:rsid="000f415d"/>
    </style:style>
    <style:style style:name="T21" style:family="text">
      <style:text-properties officeooo:rsid="0014d10d"/>
    </style:style>
    <style:style style:name="T22" style:family="text">
      <style:text-properties officeooo:rsid="00160243"/>
    </style:style>
    <style:style style:name="T23" style:family="text">
      <style:text-properties officeooo:rsid="001d20be"/>
    </style:style>
    <style:style style:name="T24" style:family="text">
      <style:text-properties officeooo:rsid="001f576f"/>
    </style:style>
    <style:style style:name="T25" style:family="text">
      <style:text-properties officeooo:rsid="00216724"/>
    </style:style>
    <style:style style:name="T26" style:family="text">
      <style:text-properties officeooo:rsid="0025455e"/>
    </style:style>
    <style:style style:name="T27" style:family="text">
      <style:text-properties officeooo:rsid="00269316"/>
    </style:style>
    <style:style style:name="T28" style:family="text">
      <style:text-properties officeooo:rsid="002c1e77"/>
    </style:style>
    <style:style style:name="T29" style:family="text">
      <style:text-properties officeooo:rsid="002f894c"/>
    </style:style>
    <style:style style:name="T30" style:family="text">
      <style:text-properties officeooo:rsid="00337416"/>
    </style:style>
    <style:style style:name="T31" style:family="text">
      <style:text-properties officeooo:rsid="0034f6b3"/>
    </style:style>
    <style:style style:name="T32" style:family="text">
      <style:text-properties officeooo:rsid="00365496"/>
    </style:style>
    <style:style style:name="T33" style:family="text">
      <style:text-properties officeooo:rsid="0037926a"/>
    </style:style>
    <style:style style:name="T34" style:family="text">
      <style:text-properties officeooo:rsid="0039c0a1"/>
    </style:style>
    <style:style style:name="T35" style:family="text">
      <style:text-properties officeooo:rsid="003f4147"/>
    </style:style>
    <style:style style:name="T36" style:family="text">
      <style:text-properties officeooo:rsid="00408298"/>
    </style:style>
    <style:style style:name="T37" style:family="text">
      <style:text-properties officeooo:rsid="00470b68"/>
    </style:style>
    <style:style style:name="T38" style:family="text">
      <style:text-properties officeooo:rsid="004a17d3"/>
    </style:style>
    <style:style style:name="T39" style:family="text">
      <style:text-properties officeooo:rsid="004b504e"/>
    </style:style>
    <style:style style:name="T40" style:family="text">
      <style:text-properties officeooo:rsid="004ef7f6"/>
    </style:style>
    <style:style style:name="T41" style:family="text">
      <style:text-properties officeooo:rsid="004f3534"/>
    </style:style>
    <style:style style:name="T42" style:family="text">
      <style:text-properties officeooo:rsid="00517730"/>
    </style:style>
    <style:style style:name="T43" style:family="text">
      <style:text-properties officeooo:rsid="00528e38"/>
    </style:style>
    <style:style style:name="T44" style:family="text">
      <style:text-properties officeooo:rsid="00550fc5"/>
    </style:style>
    <style:style style:name="T45" style:family="text">
      <style:text-properties officeooo:rsid="00552efd"/>
    </style:style>
    <style:style style:name="T46" style:family="text">
      <style:text-properties officeooo:rsid="0055e57e"/>
    </style:style>
    <style:style style:name="T47" style:family="text">
      <style:text-properties officeooo:rsid="005a55db"/>
    </style:style>
    <style:style style:name="T48" style:family="text">
      <style:text-properties officeooo:rsid="006540b4"/>
    </style:style>
    <style:style style:name="T49" style:family="text">
      <style:text-properties officeooo:rsid="0068bc8b"/>
    </style:style>
    <style:style style:name="T50" style:family="text">
      <style:text-properties officeooo:rsid="006cc9b6"/>
    </style:style>
    <style:style style:name="T51" style:family="text">
      <style:text-properties officeooo:rsid="0070b941"/>
    </style:style>
    <style:style style:name="T52" style:family="text">
      <style:text-properties officeooo:rsid="00780126"/>
    </style:style>
    <style:style style:name="T53" style:family="text">
      <style:text-properties officeooo:rsid="007d12ac"/>
    </style:style>
    <style:style style:name="T54" style:family="text">
      <style:text-properties officeooo:rsid="007f72fb"/>
    </style:style>
    <style:style style:name="T55" style:family="text">
      <style:text-properties officeooo:rsid="008283ad"/>
    </style:style>
    <style:style style:name="T56" style:family="text">
      <style:text-properties officeooo:rsid="0085bcd5"/>
    </style:style>
    <style:style style:name="T57" style:family="text">
      <style:text-properties officeooo:rsid="008724dd"/>
    </style:style>
    <style:style style:name="T58" style:family="text">
      <style:text-properties officeooo:rsid="008ca6b9"/>
    </style:style>
    <style:style style:name="T59" style:family="text">
      <style:text-properties officeooo:rsid="00905e9f"/>
    </style:style>
    <style:style style:name="T60" style:family="text">
      <style:text-properties officeooo:rsid="0091a727"/>
    </style:style>
    <style:style style:name="T61" style:family="text">
      <style:text-properties officeooo:rsid="00937e84"/>
    </style:style>
    <style:style style:name="T62" style:family="text">
      <style:text-properties fo:color="#3c3c3c" style:font-name="Open Sans"/>
    </style:style>
    <style:style style:name="T63" style:family="text">
      <style:text-properties fo:font-variant="normal" fo:text-transform="none" fo:color="#3c3c3c" style:font-name="Open Sans" fo:font-size="10.5pt" fo:letter-spacing="normal" fo:font-style="normal"/>
    </style:style>
    <style:style style:name="T64" style:family="text">
      <style:text-properties fo:font-variant="normal" fo:text-transform="none" fo:color="#3c3c3c" style:font-name="Open Sans" fo:font-size="10.5pt" fo:letter-spacing="normal" fo:font-style="normal" fo:font-weight="normal"/>
    </style:style>
    <style:style style:name="T65" style:family="text">
      <style:text-properties fo:font-variant="normal" fo:text-transform="none" fo:color="#3c3c3c" style:font-name="Open Sans" fo:font-size="10.5pt" fo:letter-spacing="normal" fo:font-style="normal" fo:font-weight="normal" officeooo:rsid="009a2c9b"/>
    </style:style>
    <style:style style:name="T66" style:family="text">
      <style:text-properties fo:font-variant="normal" fo:text-transform="none" fo:color="#3c3c3c" style:font-name="Open Sans" fo:font-size="10.5pt" fo:letter-spacing="normal" fo:font-style="normal" fo:font-weight="normal" officeooo:rsid="009e33a0"/>
    </style:style>
    <style:style style:name="T67" style:family="text">
      <style:text-properties fo:font-variant="normal" fo:text-transform="none" fo:color="#3c3c3c" style:font-name="Open Sans" fo:font-size="10.5pt" fo:letter-spacing="normal" fo:font-style="normal" fo:font-weight="normal" style:font-weight-asian="normal" style:font-weight-complex="normal"/>
    </style:style>
    <style:style style:name="T68" style:family="text">
      <style:text-properties fo:font-variant="normal" fo:text-transform="none" fo:color="#3c3c3c" style:font-name="Open Sans" fo:font-size="10.5pt" fo:letter-spacing="normal" fo:font-style="normal" fo:font-weight="normal" officeooo:rsid="00a09511" style:font-weight-asian="normal" style:font-weight-complex="normal"/>
    </style:style>
    <style:style style:name="T69" style:family="text">
      <style:text-properties fo:font-variant="normal" fo:text-transform="none" fo:color="#3c3c3c" style:font-name="Open Sans" fo:font-size="10.5pt" fo:letter-spacing="normal" fo:font-style="normal" fo:font-weight="normal" officeooo:rsid="00a0027e" style:font-weight-asian="normal" style:font-weight-complex="normal"/>
    </style:style>
    <style:style style:name="T70" style:family="text">
      <style:text-properties fo:font-variant="normal" fo:text-transform="none" fo:color="#3c3c3c" style:font-name="Open Sans" fo:font-size="10.5pt" fo:letter-spacing="normal" fo:font-style="normal" fo:font-weight="normal" officeooo:rsid="00a32886" style:font-weight-asian="normal" style:font-weight-complex="normal"/>
    </style:style>
    <style:style style:name="T71" style:family="text">
      <style:text-properties fo:font-variant="normal" fo:text-transform="none" fo:color="#3c3c3c" style:font-name="Open Sans" fo:font-size="10.5pt" fo:letter-spacing="normal" fo:font-style="normal" fo:font-weight="normal" officeooo:rsid="00a3c071" style:font-weight-asian="normal" style:font-weight-complex="normal"/>
    </style:style>
    <style:style style:name="T72" style:family="text">
      <style:text-properties fo:font-variant="normal" fo:text-transform="none" fo:color="#3c3c3c" style:font-name="Open Sans" fo:font-size="10.5pt" fo:letter-spacing="normal" fo:font-style="normal" fo:font-weight="normal" officeooo:rsid="00a4d981" style:font-weight-asian="normal" style:font-weight-complex="normal"/>
    </style:style>
    <style:style style:name="T73" style:family="text">
      <style:text-properties fo:font-variant="normal" fo:text-transform="none" fo:color="#3c3c3c" style:font-name="Open Sans" fo:font-size="10.5pt" fo:letter-spacing="normal" fo:font-style="normal" fo:font-weight="normal" officeooo:rsid="00aa5bb0" style:font-weight-asian="normal" style:font-weight-complex="normal"/>
    </style:style>
    <style:style style:name="T74" style:family="text">
      <style:text-properties fo:font-variant="normal" fo:text-transform="none" fo:color="#3c3c3c" style:font-name="Open Sans" fo:font-size="10.5pt" fo:letter-spacing="normal" fo:font-style="normal" fo:font-weight="normal" officeooo:rsid="00ab431f" style:font-weight-asian="normal" style:font-weight-complex="normal"/>
    </style:style>
    <style:style style:name="T75" style:family="text">
      <style:text-properties fo:font-variant="normal" fo:text-transform="none" fo:color="#3c3c3c" style:font-name="Open Sans" fo:font-size="10.5pt" fo:letter-spacing="normal" fo:font-style="normal" fo:font-weight="normal" officeooo:rsid="00ad0ac7" style:font-weight-asian="normal" style:font-weight-complex="normal"/>
    </style:style>
    <style:style style:name="T76" style:family="text">
      <style:text-properties fo:font-variant="normal" fo:text-transform="none" fo:color="#3c3c3c" style:font-name="Open Sans" fo:font-size="10.5pt" fo:letter-spacing="normal" fo:font-style="normal" fo:font-weight="normal" officeooo:rsid="00aeeb0e" style:font-weight-asian="normal" style:font-weight-complex="normal"/>
    </style:style>
    <style:style style:name="T77" style:family="text">
      <style:text-properties fo:font-variant="normal" fo:text-transform="none" fo:color="#3c3c3c" style:font-name="Open Sans" fo:font-size="10.5pt" fo:letter-spacing="normal" fo:font-style="normal" fo:font-weight="normal" officeooo:rsid="00b0987b" style:font-weight-asian="normal" style:font-weight-complex="normal"/>
    </style:style>
    <style:style style:name="T78" style:family="text">
      <style:text-properties fo:font-variant="normal" fo:text-transform="none" fo:color="#3c3c3c" style:font-name="Open Sans" fo:font-size="10.5pt" fo:letter-spacing="normal" fo:font-style="normal" fo:font-weight="normal" officeooo:rsid="00b26595" style:font-weight-asian="normal" style:font-weight-complex="normal"/>
    </style:style>
    <style:style style:name="T79" style:family="text">
      <style:text-properties fo:font-variant="normal" fo:text-transform="none" fo:color="#3c3c3c" style:font-name="Open Sans" fo:font-size="10.5pt" fo:letter-spacing="normal" fo:font-style="normal" fo:font-weight="normal" officeooo:rsid="00b3609d" style:font-weight-asian="normal" style:font-weight-complex="normal"/>
    </style:style>
    <style:style style:name="T80" style:family="text">
      <style:text-properties fo:font-variant="normal" fo:text-transform="none" fo:color="#3c3c3c" style:font-name="Open Sans" fo:font-size="10.5pt" fo:letter-spacing="normal" fo:font-style="normal" fo:font-weight="normal" officeooo:rsid="00b4fe27" style:font-weight-asian="normal" style:font-weight-complex="normal"/>
    </style:style>
    <style:style style:name="T81" style:family="text">
      <style:text-properties fo:font-variant="normal" fo:text-transform="none" fo:color="#3c3c3c" style:font-name="Open Sans" fo:font-size="10.5pt" fo:letter-spacing="normal" fo:font-style="normal" fo:font-weight="normal" officeooo:rsid="00b8a78f" style:font-weight-asian="normal" style:font-weight-complex="normal"/>
    </style:style>
    <style:style style:name="T82" style:family="text">
      <style:text-properties fo:font-variant="normal" fo:text-transform="none" fo:color="#3c3c3c" style:font-name="Open Sans" fo:font-size="10.5pt" fo:letter-spacing="normal" fo:font-style="normal" fo:font-weight="normal" officeooo:rsid="00bf72e9" style:font-weight-asian="normal" style:font-weight-complex="normal"/>
    </style:style>
    <style:style style:name="T83" style:family="text">
      <style:text-properties fo:font-variant="normal" fo:text-transform="none" fo:color="#3c3c3c" style:font-name="Open Sans" fo:font-size="10.5pt" fo:letter-spacing="normal" fo:font-style="normal" fo:font-weight="normal" officeooo:rsid="00c09c7a" style:font-weight-asian="normal" style:font-weight-complex="normal"/>
    </style:style>
    <style:style style:name="T84" style:family="text">
      <style:text-properties fo:font-variant="normal" fo:text-transform="none" fo:color="#3c3c3c" style:font-name="Open Sans" fo:font-size="10.5pt" fo:letter-spacing="normal" fo:font-style="normal" fo:font-weight="normal" officeooo:rsid="00c40afc" style:font-weight-asian="normal" style:font-weight-complex="normal"/>
    </style:style>
    <style:style style:name="T85" style:family="text">
      <style:text-properties fo:font-variant="normal" fo:text-transform="none" fo:color="#3c3c3c" style:font-name="Open Sans" fo:font-size="10.5pt" fo:letter-spacing="normal" fo:font-style="normal" fo:font-weight="normal" officeooo:rsid="00bb88ea" style:font-weight-asian="normal" style:font-weight-complex="normal"/>
    </style:style>
    <style:style style:name="T86" style:family="text">
      <style:text-properties fo:font-variant="normal" fo:text-transform="none" fo:color="#3c3c3c" style:font-name="Open Sans" fo:font-size="10.5pt" fo:letter-spacing="normal" fo:font-style="normal" fo:font-weight="normal" officeooo:rsid="00c51fa5" style:font-weight-asian="normal" style:font-weight-complex="normal"/>
    </style:style>
    <style:style style:name="T87" style:family="text">
      <style:text-properties fo:font-variant="normal" fo:text-transform="none" fo:color="#3c3c3c" style:font-name="Open Sans" fo:font-size="10.5pt" fo:letter-spacing="normal" fo:font-style="normal" fo:font-weight="normal" officeooo:rsid="00cb28a7" style:font-weight-asian="normal" style:font-weight-complex="normal"/>
    </style:style>
    <style:style style:name="T88" style:family="text">
      <style:text-properties fo:font-variant="normal" fo:text-transform="none" fo:color="#3c3c3c" style:font-name="Open Sans" fo:font-size="10.5pt" fo:letter-spacing="normal" fo:font-style="normal" fo:font-weight="normal" officeooo:rsid="00ced715" style:font-weight-asian="normal" style:font-weight-complex="normal"/>
    </style:style>
    <style:style style:name="T89" style:family="text">
      <style:text-properties fo:font-variant="normal" fo:text-transform="none" fo:color="#3c3c3c" style:font-name="Open Sans" fo:font-size="10.5pt" fo:letter-spacing="normal" fo:font-style="normal" fo:font-weight="normal" officeooo:rsid="00d06bcf" style:font-weight-asian="normal" style:font-weight-complex="normal"/>
    </style:style>
    <style:style style:name="T90" style:family="text">
      <style:text-properties fo:font-variant="normal" fo:text-transform="none" fo:color="#3c3c3c" style:font-name="Open Sans" fo:font-size="10.5pt" fo:letter-spacing="normal" fo:font-style="normal" fo:font-weight="normal" officeooo:rsid="00d197b3" style:font-weight-asian="normal" style:font-weight-complex="normal"/>
    </style:style>
    <style:style style:name="T91" style:family="text">
      <style:text-properties fo:font-variant="normal" fo:text-transform="none" fo:color="#3c3c3c" style:font-name="Open Sans" fo:font-size="10.5pt" fo:letter-spacing="normal" fo:font-style="normal" fo:font-weight="normal" officeooo:rsid="00d1e8e1" style:font-weight-asian="normal" style:font-weight-complex="normal"/>
    </style:style>
    <style:style style:name="T92" style:family="text">
      <style:text-properties fo:font-variant="normal" fo:text-transform="none" fo:color="#3c3c3c" style:font-name="Open Sans" fo:font-size="10.5pt" fo:letter-spacing="normal" fo:font-style="normal" fo:font-weight="normal" officeooo:rsid="00d28cab" style:font-weight-asian="normal" style:font-weight-complex="normal"/>
    </style:style>
    <style:style style:name="T93" style:family="text">
      <style:text-properties fo:font-variant="normal" fo:text-transform="none" fo:color="#3c3c3c" style:font-name="Open Sans" fo:font-size="10.5pt" fo:letter-spacing="normal" fo:font-style="normal" fo:font-weight="normal" officeooo:rsid="00d41890" style:font-weight-asian="normal" style:font-weight-complex="normal"/>
    </style:style>
    <style:style style:name="T94" style:family="text">
      <style:text-properties fo:font-variant="normal" fo:text-transform="none" fo:color="#3c3c3c" style:font-name="Open Sans" fo:font-size="10.5pt" fo:letter-spacing="normal" fo:font-style="normal" fo:font-weight="normal" officeooo:rsid="00d8ecc4" style:font-weight-asian="normal" style:font-weight-complex="normal"/>
    </style:style>
    <style:style style:name="T95" style:family="text">
      <style:text-properties fo:font-variant="normal" fo:text-transform="none" fo:color="#3c3c3c" style:font-name="Open Sans" fo:font-size="10.5pt" fo:letter-spacing="normal" fo:font-style="normal" fo:font-weight="normal" officeooo:rsid="00d97f24" style:font-weight-asian="normal" style:font-weight-complex="normal"/>
    </style:style>
    <style:style style:name="T96" style:family="text">
      <style:text-properties fo:font-variant="normal" fo:text-transform="none" fo:color="#3c3c3c" style:font-name="Open Sans" fo:font-size="10.5pt" fo:letter-spacing="normal" fo:font-style="normal" fo:font-weight="normal" officeooo:rsid="00d99519" style:font-weight-asian="normal" style:font-weight-complex="normal"/>
    </style:style>
    <style:style style:name="T97" style:family="text">
      <style:text-properties fo:font-variant="normal" fo:text-transform="none" fo:color="#3c3c3c" style:font-name="Open Sans" fo:font-size="10.5pt" fo:letter-spacing="normal" fo:font-style="normal" fo:font-weight="normal" officeooo:rsid="00db61d4" style:font-weight-asian="normal" style:font-weight-complex="normal"/>
    </style:style>
    <style:style style:name="T98" style:family="text">
      <style:text-properties fo:font-variant="normal" fo:text-transform="none" fo:color="#3c3c3c" style:font-name="Open Sans" fo:font-size="10.5pt" fo:letter-spacing="normal" fo:font-style="normal" fo:font-weight="normal" officeooo:rsid="00dd497d" style:font-weight-asian="normal" style:font-weight-complex="normal"/>
    </style:style>
    <style:style style:name="T99" style:family="text">
      <style:text-properties fo:font-variant="normal" fo:text-transform="none" fo:color="#3c3c3c" style:font-name="Open Sans" fo:font-size="10.5pt" fo:letter-spacing="normal" fo:font-style="normal" fo:font-weight="normal" officeooo:rsid="00de5e78" style:font-weight-asian="normal" style:font-weight-complex="normal"/>
    </style:style>
    <style:style style:name="T100" style:family="text">
      <style:text-properties fo:font-variant="normal" fo:text-transform="none" fo:color="#3c3c3c" style:font-name="Open Sans" fo:font-size="10.5pt" fo:letter-spacing="normal" fo:font-style="normal" fo:font-weight="normal" officeooo:rsid="00deedb5" style:font-weight-asian="normal" style:font-weight-complex="normal"/>
    </style:style>
    <style:style style:name="T101" style:family="text">
      <style:text-properties fo:font-variant="normal" fo:text-transform="none" fo:color="#3c3c3c" style:font-name="Open Sans" fo:font-size="10.5pt" fo:letter-spacing="normal" fo:font-style="normal" fo:font-weight="normal" officeooo:rsid="00e0d90e" style:font-weight-asian="normal" style:font-weight-complex="normal"/>
    </style:style>
    <style:style style:name="T102" style:family="text">
      <style:text-properties fo:font-variant="normal" fo:text-transform="none" fo:color="#3c3c3c" style:font-name="Open Sans" fo:font-size="10.5pt" fo:letter-spacing="normal" fo:font-style="normal" fo:font-weight="normal" officeooo:rsid="00e146ab" style:font-weight-asian="normal" style:font-weight-complex="normal"/>
    </style:style>
    <style:style style:name="T103" style:family="text">
      <style:text-properties fo:font-variant="normal" fo:text-transform="none" fo:color="#3c3c3c" style:font-name="Open Sans" fo:font-size="10.5pt" fo:letter-spacing="normal" fo:font-style="normal" fo:font-weight="normal" officeooo:rsid="00e30adf" style:font-weight-asian="normal" style:font-weight-complex="normal"/>
    </style:style>
    <style:style style:name="T104" style:family="text">
      <style:text-properties fo:font-variant="normal" fo:text-transform="none" fo:color="#3c3c3c" style:font-name="Open Sans" fo:font-size="10.5pt" fo:letter-spacing="normal" fo:font-style="normal" fo:font-weight="normal" officeooo:rsid="00e4e666" style:font-weight-asian="normal" style:font-weight-complex="normal"/>
    </style:style>
    <style:style style:name="T105" style:family="text">
      <style:text-properties fo:font-variant="normal" fo:text-transform="none" fo:color="#3c3c3c" style:font-name="Open Sans" fo:font-size="10.5pt" fo:letter-spacing="normal" fo:font-style="normal" fo:font-weight="normal" officeooo:rsid="00e5a91d" style:font-weight-asian="normal" style:font-weight-complex="normal"/>
    </style:style>
    <style:style style:name="T106" style:family="text">
      <style:text-properties fo:font-variant="normal" fo:text-transform="none" fo:color="#3c3c3c" style:font-name="Open Sans" fo:font-size="10.5pt" fo:letter-spacing="normal" fo:font-style="normal" fo:font-weight="normal" officeooo:rsid="00eaf46f" style:font-weight-asian="normal" style:font-weight-complex="normal"/>
    </style:style>
    <style:style style:name="T107" style:family="text">
      <style:text-properties fo:font-variant="normal" fo:text-transform="none" fo:color="#3c3c3c" style:font-name="Open Sans" fo:font-size="10.5pt" fo:letter-spacing="normal" fo:font-style="normal" fo:font-weight="normal" officeooo:rsid="00ece36e" style:font-weight-asian="normal" style:font-weight-complex="normal"/>
    </style:style>
    <style:style style:name="T108" style:family="text">
      <style:text-properties fo:font-variant="normal" fo:text-transform="none" fo:color="#3c3c3c" style:font-name="Open Sans" fo:font-size="10.5pt" fo:letter-spacing="normal" fo:font-style="normal" fo:font-weight="normal" officeooo:rsid="00ee3026" style:font-weight-asian="normal" style:font-weight-complex="normal"/>
    </style:style>
    <style:style style:name="T109" style:family="text">
      <style:text-properties fo:font-variant="normal" fo:text-transform="none" fo:color="#3c3c3c" style:font-name="Open Sans" fo:font-size="10.5pt" fo:letter-spacing="normal" fo:font-style="normal" fo:font-weight="normal" officeooo:rsid="00ef83c5" style:font-weight-asian="normal" style:font-weight-complex="normal"/>
    </style:style>
    <style:style style:name="T110" style:family="text">
      <style:text-properties fo:font-variant="normal" fo:text-transform="none" fo:color="#3c3c3c" style:font-name="Open Sans" fo:font-size="10.5pt" fo:letter-spacing="normal" fo:font-style="normal" fo:font-weight="normal" officeooo:rsid="00f0dbbf" style:font-weight-asian="normal" style:font-weight-complex="normal"/>
    </style:style>
    <style:style style:name="T111" style:family="text">
      <style:text-properties fo:font-variant="normal" fo:text-transform="none" fo:color="#3c3c3c" style:font-name="Open Sans" fo:font-size="10.5pt" fo:letter-spacing="normal" fo:font-style="normal" fo:font-weight="normal" officeooo:rsid="00f2ee44" style:font-weight-asian="normal" style:font-weight-complex="normal"/>
    </style:style>
    <style:style style:name="T112" style:family="text">
      <style:text-properties fo:font-variant="normal" fo:text-transform="none" fo:color="#3c3c3c" style:font-name="Open Sans" fo:font-size="10.5pt" fo:letter-spacing="normal" fo:font-style="normal" fo:font-weight="normal" officeooo:rsid="00f7ba43" style:font-weight-asian="normal" style:font-weight-complex="normal"/>
    </style:style>
    <style:style style:name="T113" style:family="text">
      <style:text-properties fo:font-variant="normal" fo:text-transform="none" fo:color="#3c3c3c" style:font-name="Open Sans" fo:font-size="10.5pt" fo:letter-spacing="normal" fo:font-style="normal" fo:font-weight="normal" officeooo:rsid="00fc88b4" style:font-weight-asian="normal" style:font-weight-complex="normal"/>
    </style:style>
    <style:style style:name="T114" style:family="text">
      <style:text-properties fo:font-variant="normal" fo:text-transform="none" fo:color="#3c3c3c" style:font-name="Open Sans" fo:font-size="10.5pt" fo:letter-spacing="normal" fo:font-style="normal" fo:font-weight="normal" officeooo:rsid="00fe6010" style:font-weight-asian="normal" style:font-weight-complex="normal"/>
    </style:style>
    <style:style style:name="T115" style:family="text">
      <style:text-properties fo:font-variant="normal" fo:text-transform="none" fo:color="#3c3c3c" style:font-name="Open Sans" fo:font-size="10.5pt" fo:letter-spacing="normal" fo:font-style="normal" fo:font-weight="normal" officeooo:rsid="00ffb082" style:font-weight-asian="normal" style:font-weight-complex="normal"/>
    </style:style>
    <style:style style:name="T116" style:family="text">
      <style:text-properties fo:font-variant="normal" fo:text-transform="none" fo:color="#3c3c3c" style:font-name="Open Sans" fo:font-size="10.5pt" fo:letter-spacing="normal" fo:font-style="normal" officeooo:rsid="009a2c9b"/>
    </style:style>
    <style:style style:name="T117" style:family="text">
      <style:text-properties fo:font-variant="normal" fo:text-transform="none" fo:color="#3c3c3c" style:font-name="Open Sans" fo:font-size="10.5pt" fo:letter-spacing="normal" fo:font-style="normal" officeooo:rsid="00a0027e"/>
    </style:style>
    <style:style style:name="T118" style:family="text">
      <style:text-properties fo:font-variant="normal" fo:text-transform="none" fo:color="#3c3c3c" style:font-name="Open Sans" fo:font-size="10.5pt" fo:letter-spacing="normal" fo:font-style="normal" officeooo:rsid="00a8e9d9"/>
    </style:style>
    <style:style style:name="T119" style:family="text">
      <style:text-properties fo:font-variant="normal" fo:text-transform="none" fo:color="#3c3c3c" style:font-name="Open Sans" fo:font-size="10.5pt" fo:letter-spacing="normal" fo:font-style="normal" officeooo:rsid="00a3c071"/>
    </style:style>
    <style:style style:name="T120" style:family="text">
      <style:text-properties fo:font-variant="normal" fo:text-transform="none" fo:color="#3c3c3c" style:font-name="Open Sans" fo:font-size="10.5pt" fo:letter-spacing="normal" fo:font-style="normal" officeooo:rsid="00a32886"/>
    </style:style>
    <style:style style:name="T121" style:family="text">
      <style:text-properties fo:font-variant="normal" fo:text-transform="none" fo:color="#3c3c3c" style:font-name="Open Sans" fo:font-size="10.5pt" fo:letter-spacing="normal" fo:font-style="normal" officeooo:rsid="00aeeb0e"/>
    </style:style>
    <style:style style:name="T122" style:family="text">
      <style:text-properties fo:font-variant="normal" fo:text-transform="none" fo:color="#3c3c3c" style:font-name="Open Sans" fo:font-size="10.5pt" fo:letter-spacing="normal" fo:font-style="normal" officeooo:rsid="00b0987b"/>
    </style:style>
    <style:style style:name="T123" style:family="text">
      <style:text-properties fo:font-variant="normal" fo:text-transform="none" fo:color="#3c3c3c" style:font-name="Open Sans" fo:font-size="10.5pt" fo:letter-spacing="normal" fo:font-style="normal" officeooo:rsid="00bc78fa"/>
    </style:style>
    <style:style style:name="T124" style:family="text">
      <style:text-properties fo:font-variant="normal" fo:text-transform="none" fo:color="#3c3c3c" style:font-name="Open Sans" fo:font-size="10.5pt" fo:letter-spacing="normal" fo:font-style="normal" officeooo:rsid="00bd1570"/>
    </style:style>
    <style:style style:name="T125" style:family="text">
      <style:text-properties fo:font-variant="normal" fo:text-transform="none" fo:color="#3c3c3c" style:font-name="Open Sans" fo:font-size="10.5pt" fo:letter-spacing="normal" fo:font-style="normal" officeooo:rsid="00c09c7a"/>
    </style:style>
    <style:style style:name="T126" style:family="text">
      <style:text-properties fo:font-variant="normal" fo:text-transform="none" fo:color="#3c3c3c" style:font-name="Open Sans" fo:font-size="10.5pt" fo:letter-spacing="normal" fo:font-style="normal" fo:font-weight="bold" style:font-weight-asian="bold" style:font-weight-complex="bold"/>
    </style:style>
    <style:style style:name="T127" style:family="text">
      <style:text-properties fo:font-variant="normal" fo:text-transform="none" fo:color="#3c3c3c" style:font-name="Open Sans" fo:font-size="10.5pt" fo:letter-spacing="normal" fo:font-style="normal" fo:font-weight="bold" officeooo:rsid="009a2c9b" style:font-weight-asian="bold" style:font-weight-complex="bold"/>
    </style:style>
    <style:style style:name="T128" style:family="text">
      <style:text-properties fo:font-variant="normal" fo:text-transform="none" fo:color="#3c3c3c" style:font-name="Open Sans" fo:font-size="10.5pt" fo:letter-spacing="normal" fo:font-style="normal" fo:font-weight="bold" officeooo:rsid="00cb28a7" style:font-weight-asian="bold" style:font-weight-complex="bold"/>
    </style:style>
    <style:style style:name="T129" style:family="text">
      <style:text-properties fo:font-variant="normal" fo:text-transform="none" fo:color="#3c3c3c" style:font-name="Open Sans" fo:font-size="10.5pt" fo:letter-spacing="normal" fo:font-style="normal" fo:font-weight="bold" officeooo:rsid="00d97f24" style:font-weight-asian="bold" style:font-weight-complex="bold"/>
    </style:style>
    <style:style style:name="T130" style:family="text">
      <style:text-properties fo:font-variant="normal" fo:text-transform="none" fo:color="#3c3c3c" style:font-name="Open Sans" fo:font-size="10.5pt" fo:letter-spacing="normal" fo:font-style="normal" fo:font-weight="bold" officeooo:rsid="00d99519" style:font-weight-asian="bold" style:font-weight-complex="bold"/>
    </style:style>
    <style:style style:name="T131" style:family="text">
      <style:text-properties fo:font-variant="normal" fo:text-transform="none" fo:color="#3c3c3c" style:font-name="Open Sans" fo:font-size="10.5pt" fo:letter-spacing="normal" fo:font-style="normal" fo:font-weight="bold" officeooo:rsid="00dd497d" style:font-weight-asian="bold" style:font-weight-complex="bold"/>
    </style:style>
    <style:style style:name="T132" style:family="text">
      <style:text-properties fo:font-variant="normal" fo:text-transform="none" fo:color="#3c3c3c" style:font-name="Open Sans" fo:font-size="10.5pt" fo:letter-spacing="normal" fo:font-style="normal" fo:font-weight="bold" officeooo:rsid="00de5e78" style:font-weight-asian="bold" style:font-weight-complex="bold"/>
    </style:style>
    <style:style style:name="T133" style:family="text">
      <style:text-properties fo:font-variant="normal" fo:text-transform="none" fo:color="#3c3c3c" style:font-name="Open Sans" fo:font-size="10.5pt" fo:letter-spacing="normal" fo:font-style="normal" fo:font-weight="bold" officeooo:rsid="00e0d90e" style:font-weight-asian="bold" style:font-weight-complex="bold"/>
    </style:style>
    <style:style style:name="T134" style:family="text">
      <style:text-properties fo:font-variant="normal" fo:text-transform="none" fo:color="#3c3c3c" style:font-name="Open Sans" fo:font-size="10.5pt" fo:letter-spacing="normal" fo:font-style="normal" fo:font-weight="bold" officeooo:rsid="00db61d4" style:font-weight-asian="bold" style:font-weight-complex="bold"/>
    </style:style>
    <style:style style:name="T135" style:family="text">
      <style:text-properties fo:font-variant="normal" fo:text-transform="none" fo:color="#3c3c3c" style:font-name="Open Sans" fo:font-size="10.5pt" fo:letter-spacing="normal" fo:font-style="normal" fo:font-weight="bold" officeooo:rsid="00e66acf" style:font-weight-asian="bold" style:font-weight-complex="bold"/>
    </style:style>
    <style:style style:name="T136" style:family="text">
      <style:text-properties fo:font-variant="normal" fo:text-transform="none" fo:color="#3c3c3c" style:font-name="Open Sans" fo:font-size="10.5pt" fo:letter-spacing="normal" fo:font-style="normal" fo:font-weight="bold" officeooo:rsid="00e8f58c" style:font-weight-asian="bold" style:font-weight-complex="bold"/>
    </style:style>
    <style:style style:name="T137" style:family="text">
      <style:text-properties fo:font-variant="normal" fo:text-transform="none" fo:color="#3c3c3c" style:font-name="Open Sans" fo:font-size="10.5pt" fo:letter-spacing="normal" fo:font-style="normal" fo:font-weight="bold" officeooo:rsid="00ece36e" style:font-weight-asian="bold" style:font-weight-complex="bold"/>
    </style:style>
    <style:style style:name="T138" style:family="text">
      <style:text-properties fo:font-variant="normal" fo:text-transform="none" fo:color="#3c3c3c" style:font-name="Open Sans" fo:font-size="10.5pt" fo:letter-spacing="normal" fo:font-style="normal" fo:font-weight="bold" officeooo:rsid="00ee3026" style:font-weight-asian="bold" style:font-weight-complex="bold"/>
    </style:style>
    <style:style style:name="T139" style:family="text">
      <style:text-properties fo:font-variant="normal" fo:text-transform="none" fo:color="#3c3c3c" style:font-name="Open Sans" fo:font-size="10.5pt" fo:letter-spacing="normal" fo:font-style="normal" fo:font-weight="bold" officeooo:rsid="00ef83c5" style:font-weight-asian="bold" style:font-weight-complex="bold"/>
    </style:style>
    <style:style style:name="T140" style:family="text">
      <style:text-properties fo:font-variant="normal" fo:text-transform="none" fo:color="#3c3c3c" style:font-name="Open Sans" fo:font-size="10.5pt" fo:letter-spacing="normal" fo:font-style="normal" fo:font-weight="bold" officeooo:rsid="00f7ba43" style:font-weight-asian="bold" style:font-weight-complex="bold"/>
    </style:style>
    <style:style style:name="T141" style:family="text">
      <style:text-properties fo:font-variant="normal" fo:text-transform="none" fo:color="#3c3c3c" style:font-name="Open Sans" fo:font-size="10.5pt" fo:letter-spacing="normal" fo:font-style="normal" fo:font-weight="bold" officeooo:rsid="00ffb082" style:font-weight-asian="bold" style:font-weight-complex="bold"/>
    </style:style>
    <style:style style:name="T142" style:family="text">
      <style:text-properties fo:font-variant="normal" fo:text-transform="none" fo:color="#3c3c3c" style:font-name="Open Sans" fo:font-size="10.5pt" fo:letter-spacing="normal" fo:font-style="normal" fo:font-weight="bold" officeooo:rsid="0100b54f" style:font-weight-asian="bold" style:font-weight-complex="bold"/>
    </style:style>
    <style:style style:name="T143" style:family="text">
      <style:text-properties fo:font-variant="normal" fo:text-transform="none" fo:color="#3c3c3c" style:font-name="Open Sans" fo:font-size="10.5pt" fo:letter-spacing="normal" fo:font-style="normal" officeooo:rsid="00ced715"/>
    </style:style>
    <style:style style:name="T144" style:family="text">
      <style:text-properties fo:font-variant="normal" fo:text-transform="none" fo:color="#3c3c3c" style:text-line-through-style="none" style:text-line-through-type="none" style:font-name="Open Sans" fo:font-size="10.5pt" fo:letter-spacing="normal" fo:font-style="normal" style:text-underline-style="none" fo:font-weight="normal" officeooo:rsid="00d41890" style:font-weight-asian="normal" style:font-weight-complex="normal"/>
    </style:style>
    <style:style style:name="T145" style:family="text">
      <style:text-properties fo:font-variant="normal" fo:text-transform="none" fo:color="#3c3c3c" style:text-line-through-style="none" style:text-line-through-type="none" style:font-name="Open Sans" fo:font-size="10.5pt" fo:letter-spacing="normal" fo:font-style="normal" style:text-underline-style="none" fo:font-weight="normal" officeooo:rsid="00d4b27d" style:font-weight-asian="normal" style:font-weight-complex="normal"/>
    </style:style>
    <style:style style:name="T146" style:family="text">
      <style:text-properties fo:font-variant="normal" fo:text-transform="none" fo:color="#3c3c3c" style:text-line-through-style="none" style:text-line-through-type="none" style:font-name="Open Sans" fo:font-size="10.5pt" fo:letter-spacing="normal" fo:font-style="normal" style:text-underline-style="none" fo:font-weight="normal" officeooo:rsid="00d6ac2c" style:font-weight-asian="normal" style:font-weight-complex="normal"/>
    </style:style>
    <style:style style:name="T147" style:family="text">
      <style:text-properties fo:font-variant="normal" fo:text-transform="none" fo:color="#3c3c3c" style:text-line-through-style="none" style:text-line-through-type="none" style:font-name="Open Sans" fo:font-size="10.5pt" fo:letter-spacing="normal" fo:font-style="normal" style:text-underline-style="none" fo:font-weight="normal" officeooo:rsid="00d1e8e1" style:font-weight-asian="normal" style:font-weight-complex="normal"/>
    </style:style>
    <style:style style:name="T148" style:family="text">
      <style:text-properties fo:font-variant="normal" fo:text-transform="none" fo:color="#3c3c3c" style:text-line-through-style="none" style:text-line-through-type="none" style:font-name="Open Sans" fo:font-size="10.5pt" fo:letter-spacing="normal" fo:font-style="normal" style:text-underline-style="none" fo:font-weight="normal" officeooo:rsid="00d807ab" style:font-weight-asian="normal" style:font-weight-complex="normal"/>
    </style:style>
    <style:style style:name="T149" style:family="text">
      <style:text-properties fo:font-variant="normal" fo:text-transform="none" fo:color="#3c3c3c" style:text-line-through-style="none" style:text-line-through-type="none" style:font-name="Open Sans" fo:font-size="10.5pt" fo:letter-spacing="normal" fo:font-style="normal" style:text-underline-style="none" fo:font-weight="bold" officeooo:rsid="00d6ac2c" style:font-weight-asian="bold" style:font-weight-complex="bold"/>
    </style:style>
    <style:style style:name="T150" style:family="text">
      <style:text-properties officeooo:rsid="00f2f99a"/>
    </style:style>
    <style:style style:name="T151" style:family="text">
      <style:text-properties officeooo:rsid="010980a6"/>
    </style:style>
    <style:style style:name="T152" style:family="text">
      <style:text-properties officeooo:rsid="010c60d5"/>
    </style:style>
    <style:style style:name="T153" style:family="text">
      <style:text-properties officeooo:rsid="010d02c4"/>
    </style:style>
    <style:style style:name="T154" style:family="text">
      <style:text-properties officeooo:rsid="010f41e6"/>
    </style:style>
    <style:style style:name="T155" style:family="text">
      <style:text-properties officeooo:rsid="01134dec"/>
    </style:style>
    <style:style style:name="T156" style:family="text">
      <style:text-properties officeooo:rsid="01146c10"/>
    </style:style>
    <style:style style:name="T157" style:family="text">
      <style:text-properties officeooo:rsid="011661aa"/>
    </style:style>
    <style:style style:name="T158" style:family="text">
      <style:text-properties officeooo:rsid="00de5e78"/>
    </style:style>
    <style:style style:name="T159" style:family="text">
      <style:text-properties officeooo:rsid="0118dc41"/>
    </style:style>
    <style:style style:name="T160" style:family="text">
      <style:text-properties officeooo:rsid="011ae94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d</text:span>bsize</text:p>
      <text:p text:style-name="P1">set my-key ok</text:p>
      <text:p text:style-name="P1"><text:tab/>OK</text:p>
      <text:p text:style-name="P1">get my-key</text:p>
      <text:p text:style-name="P1"><text:tab/>“ok” → String tiene comillas</text:p>
      <text:p text:style-name="P2">incr my-key →<text:span text:style-name="T2"> error si no es numero → +1</text:span></text:p>
      <text:p text:style-name="P3">append my-key “ hola ”</text:p>
      <text:p text:style-name="P3"><text:tab/>(integer) 7 → el nuevo largo del string</text:p>
      <text:p text:style-name="P3"/>
      <text:p text:style-name="P4">Redis is not a Relational Database, so has no concept of Tables, Columns or Foreign Keys</text:p>
      <text:p text:style-name="P4"/>
      <text:p text:style-name="P5"><text:span text:style-name="T2">The extensibility enables Redis to be </text:span>multi-model and support rich data structures like graphs, JSON and other</text:p>
      <text:p text:style-name="P106">KEY – VALUE</text:p>
      <text:p text:style-name="P106">- key es unico</text:p>
      <text:p text:style-name="P106">- binariamente safe (la clave puede ser binaria) →<text:span text:style-name="T3"> es case sensitive</text:span></text:p>
      <text:p text:style-name="P106">- key hasta 512 megas</text:p>
      <text:p text:style-name="P106">- puede ser cualquier string (numeros, textos, caracteres no letras ni numeros…)</text:p>
      <text:p text:style-name="P106">- no hay separaciones/namespaces/grupos automaticas como esquemas en las bases de datos</text:p>
      <text:p text:style-name="P106"/>
      <text:p text:style-name="P108">set customer:2000 elias</text:p>
      <text:p text:style-name="P108">get customer:2000</text:p>
      <text:p text:style-name="P107">scan glob style + wildcard</text:p>
      <text:p text:style-name="P107">scan cursor [MATCH pattern] [COUNT count]</text:p>
      <text:p text:style-name="Text_20_body"><text:span text:style-name="T5">scan 0 match customer:*</text:span><text:line-break/><text:span text:style-name="T6">del key [key …]</text:span><text:span text:style-name="T4"> (blocking)</text:span></text:p>
      <text:p text:style-name="P13"><text:span text:style-name="T5">unlink key [key …]</text:span> (la clave no existe, non blocking, la memoria es reclamada por un proceso asincrono)</text:p>
      <text:p text:style-name="P14">retornan el numero de keys removidas</text:p>
      <text:p text:style-name="P14"><text:span text:style-name="T5">nil</text:span> se retorna cuando no existe</text:p>
      <text:p text:style-name="P14">no hay <text:span text:style-name="T5">create</text:span> de la key, con el <text:span text:style-name="T5">set</text:span> se crea si no existe o se sobreescribe</text:p>
      <text:p text:style-name="P14"><text:span text:style-name="T5">exists key [key] </text:span>→ verifica si la clave existe 1 = si</text:p>
      <text:p text:style-name="P15"><text:span text:style-name="T5">NX</text:span> = non existence</text:p>
      <text:p text:style-name="P15"><text:span text:style-name="T5">XX</text:span> = existence</text:p>
      <text:p text:style-name="P15"/>
      <text:p text:style-name="P15">set inventory:100-meters-womens-final 1000 NX →<text:span text:style-name="T19"> OK</text:span></text:p>
      <text:p text:style-name="P16">set inventory:100-meters-womens-final “<text:span text:style-name="T19">Sold out</text:span>” <text:span text:style-name="T19">NX → nil</text:span></text:p>
      <text:p text:style-name="P16">set inventory:100-meters-womens-final 0 X →<text:span text:style-name="T20"> OK</text:span></text:p>
      <text:p text:style-name="P16">get inventory:100-meters-womens-fina<text:span text:style-name="T20">l → “0”</text:span></text:p>
      <text:p text:style-name="P17">un string vacio puede ser key</text:p>
      <text:p text:style-name="P18">- pueden tener expiración → ms, s, unix timestamp</text:p>
      <text:p text:style-name="P109">se puede poner cuando se crea la clave o despues</text:p>
      <text:p text:style-name="P110">se puede remover</text:p>
      <text:p text:style-name="P111">set para expire</text:p>
      <text:p text:style-name="P110"><text:span text:style-name="T5">expire</text:span> key seconds</text:p>
      <text:p text:style-name="P110"><text:span text:style-name="T5">expireat</text:span> key timestamp (segundos)</text:p>
      <text:p text:style-name="P110"><text:span text:style-name="T5">pexpire</text:span> key milliseconds</text:p>
      <text:p text:style-name="P110"><text:span text:style-name="T5">pexpireat</text:span> key millisecond-timestamp</text:p>
      <text:p text:style-name="P20">get para expire</text:p>
      <text:p text:style-name="P19"><text:span text:style-name="T5">ttl</text:span> key</text:p>
      <text:p text:style-name="P19"><text:span text:style-name="T5">pttl </text:span>key</text:p>
      <text:p text:style-name="P18">-<text:span text:style-name="T21">1 no expira, retorna lo que le queda de vida</text:span></text:p>
      <text:p text:style-name="P36"><text:span text:style-name="T5">persist</text:span> key para eliminar el ttl y dejarlo en -1</text:p>
      <text:p text:style-name="P36"><text:span text:style-name="T5">set</text:span> customer:1000 "elias" <text:span text:style-name="T5">PX</text:span> 120<text:span text:style-name="T22">000 → ttl a 120000 milosegundos cuando se crea</text:span></text:p>
      <text:p text:style-name="P37"><text:span text:style-name="T5">set</text:span> customer:1000 "elias" <text:span text:style-name="T7">E</text:span><text:span text:style-name="T5">X</text:span> 120<text:span text:style-name="T22"> → ttl a 120 segundos cuando se crea</text:span></text:p>
      <text:p text:style-name="P38">–</text:p>
      <text:p text:style-name="P38">flat namespace → TIENE QUE SER CONSISTENCE el namespace utilizado</text:p>
      <text:p text:style-name="P39">la presencia/ausencia determina si un set ocurre</text:p>
      <text:p text:style-name="P40">value tambien es 512mb de limit</text:p>
      <text:p text:style-name="P41">value puede tener text, enteros, flotantes, binario</text:p>
      <text:p text:style-name="P41"><text:span text:style-name="T5">set</text:span> customer:1 1 →<text:span text:style-name="T24"> OK → no retorna el valor</text:span></text:p>
      <text:p text:style-name="P41"><text:span text:style-name="T5">INCR </text:span>customer:1 →<text:span text:style-name="T24"> (integer)2 → retorna el valor luego del incremento</text:span></text:p>
      <text:p text:style-name="P42"><text:span text:style-name="T5">DECRBY</text:span> key decremento →<text:span text:style-name="T25"> retorna el valor</text:span></text:p>
      <text:p text:style-name="P43"><text:span text:style-name="T5">INCRBY </text:span>key incremento →<text:span text:style-name="T25"> retorna el valor</text:span></text:p>
      <text:p text:style-name="P44"><text:span text:style-name="T5">DECR </text:span>key</text:p>
      <text:p text:style-name="P44"><text:span text:style-name="T5">INCR</text:span> key</text:p>
      <text:p text:style-name="P45"><text:span text:style-name="T5">INCRBYFLOAT</text:span> key increment →<text:span text:style-name="T26"> INCRBY customer:1 10.3 → retorna el valor, puede ser un entero, no se puede usar un float con INCRBY = (error)</text:span></text:p>
      <text:p text:style-name="P46">set inventory:qwerty 1000</text:p>
      <text:p text:style-name="P46">inventory = domain object</text:p>
      <text:p text:style-name="P46">qwerty = field name o qualifier</text:p>
      <text:p text:style-name="P47">: <text:span text:style-name="T27">= convencion (puede ser cualquier otra cosa)</text:span></text:p>
      <text:p text:style-name="P48"><text:span text:style-name="T5">type</text:span> <text:s/><text:span text:style-name="T23">customer:1 → retorna el tipo de estructura de datos guardado en la clave indicada</text:span></text:p>
      <text:p text:style-name="P49"><text:span text:style-name="T5">object encoding <text:s/></text:span><text:span text:style-name="T23">customer:1 →</text:span> valor del datatype <text:s/>codificado dentro del string</text:p>
      <text:p text:style-name="P50">el valor puede cambiar →<text:span text:style-name="T28"> polimorfismo en redis</text:span></text:p>
      <text:p text:style-name="P51">un string puede ser texto, <text:span text:style-name="T29">entero</text:span>, float, <text:span text:style-name="T29">binario (</text:span><text:span text:style-name="T8">strlen</text:span><text:span text:style-name="T29"> funciona en todos ellos)</text:span></text:p>
      <text:p text:style-name="P51"/>
      <text:p text:style-name="P112"/>
      <text:p text:style-name="P52">HASHES</text:p>
      <text:p text:style-name="P52">- key con named fields</text:p>
      <text:p text:style-name="P52">- campos se agregan y remueven dinamicamente</text:p>
      <text:p text:style-name="P52">- <text:span text:style-name="T30">no son recursivos, </text:span></text:p>
      <text:p text:style-name="P53"><text:span text:style-name="T5">HSET </text:span>key field value [field value]</text:p>
      <text:p text:style-name="P53"><draw:frame draw:style-name="fr1" draw:name="Image1" text:anchor-type="paragraph" svg:width="3.4783in" svg:height="1.8862in" draw:z-index="0"><draw:image xlink:href="Pictures/10000201000002E9000001945A05F640025B04CF.png" xlink:type="simple" xlink:show="embed" xlink:actuate="onLoad" loext:mime-type="image/png"/></draw:frame>- <text:span text:style-name="T31">remover la clave remueve todos sus campos</text:span></text:p>
      <text:p text:style-name="P53">- <text:span text:style-name="T5">hset </text:span>event:judo capacity 1200 location chile</text:p>
      <text:p text:style-name="P54">event:judo →<text:span text:style-name="T32"> capacity = 1200</text:span></text:p>
      <text:p text:style-name="P54"><text:tab/>→<text:span text:style-name="T32"> location = chile</text:span></text:p>
      <text:p text:style-name="P55"><text:span text:style-name="T5">hexists</text:span> <text:span text:style-name="T30">event:judo capacit</text:span>y → 1 si existe, <text:span text:style-name="T33">0 si no</text:span></text:p>
      <text:p text:style-name="P55"><text:span text:style-name="T5">hget</text:span> event:judo capacity →<text:span text:style-name="T34"> el valor o nil si no existe</text:span></text:p>
      <text:p text:style-name="P56"><text:span text:style-name="T5">hdel </text:span>key field [fied …]</text:p>
      <text:p text:style-name="P56"><text:span text:style-name="T5">hincrby </text:span>key field</text:p>
      <text:p text:style-name="P56"><text:span text:style-name="T5">hset</text:span> event:judo capacity 1400 →<text:span text:style-name="T35"> lo cambia pero retorna (integer)0</text:span></text:p>
      <text:p text:style-name="P58"><text:span text:style-name="T5">HINCRBY/HINCRBY</text:span><text:span text:style-name="T10">FLOAT</text:span> event:judo capacity 10 →<text:span text:style-name="T36"> retorna el valor → no hay </text:span><text:span text:style-name="T12">hdecrby</text:span></text:p>
      <text:p text:style-name="P57"><text:span text:style-name="T5">HINCR </text:span><text:span text:style-name="T9">no existe</text:span></text:p>
      <text:p text:style-name="P59"><text:span text:style-name="T5">hset</text:span><text:span text:style-name="T11">nx</text:span> event:judo capacity 1400 →<text:span text:style-name="T37"> set si no existe</text:span></text:p>
      <text:p text:style-name="P60"><text:span text:style-name="T5">HGET</text:span> key field</text:p>
      <text:p text:style-name="P60"><text:span text:style-name="T5">HGETALL</text:span> key</text:p>
      <text:p text:style-name="P60"><text:span text:style-name="T5">HSCAN</text:span> key cursor [<text:span text:style-name="T5">MATCH</text:span> pattern] [COUNT count] →<text:span text:style-name="T40"> mas eficiente que hgetall</text:span></text:p>
      <text:p text:style-name="P62">[<text:span text:style-name="T38">cursor </text:span>= posicion desde donde comenzar <text:span text:style-name="T43">con el cursor</text:span>]</text:p>
      <text:p text:style-name="P61"><text:span text:style-name="T5">HMGET</text:span> key field <text:span text:style-name="T41">[field …] → multiples campos</text:span></text:p>
      <text:p text:style-name="P61"><text:span text:style-name="T5">HKEYS</text:span> key →<text:span text:style-name="T42"> claves</text:span></text:p>
      <text:p text:style-name="P61"><text:span text:style-name="T5">HVALS</text:span> key →<text:span text:style-name="T42"> valores</text:span></text:p>
      <text:p text:style-name="P61"><text:span text:style-name="T5">hset</text:span> event:judo timezone UT<text:span text:style-name="T44">C → 1 si fue creado</text:span></text:p>
      <text:p text:style-name="P61"><text:span text:style-name="T5">hdel</text:span> event:judo timezone ...<text:span text:style-name="T45">campos</text:span></text:p>
      <text:p text:style-name="P61"><text:span text:style-name="T5">HMSET</text:span> event:judo a 1 b 2 c 3 →<text:span text:style-name="T46"> OK</text:span></text:p>
      <text:p text:style-name="P63"><text:span text:style-name="T5">expire</text:span> <text:s/><text:span text:style-name="T39">event:judo </text:span>86400 →<text:span text:style-name="T61"> NO EN UN CAMPO, al hash completo</text:span></text:p>
      <text:p text:style-name="P64"><text:span text:style-name="T5">single level</text:span>: no se pueden introducir listas, sets no otras estructuras dentro del hash</text:p>
      <text:p text:style-name="P65">casos de uso: </text:p>
      <text:p text:style-name="P113"><text:tab/>rate limitings / Session store</text:p>
      <text:p text:style-name="P22">LIST</text:p>
      <text:p text:style-name="P66">coleccion ordenada de Strings</text:p>
      <text:p text:style-name="P66">el orden se conserva al insertar y remover elementos</text:p>
      <text:p text:style-name="P66">permite duplicados</text:p>
      <text:p text:style-name="P66">se pueden agregar/eliminar en cualquiera de sus 2 extremos →<text:span text:style-name="T47"> referenciados en redis como izquierda y derecha, no head o tail</text:span></text:p>
      <text:p text:style-name="P67">elementos se pueden agregar en posiciones relativas a otros, aunque no es muy usado</text:p>
      <text:p text:style-name="P68">implementacion de stacks (pilas), colas, y estructuras que utilicen ordenada</text:p>
      <text:p text:style-name="P69">la base de las estructuras soportadas en redis es String, no pueden estar compuestas por otras listas, <text:s/>sets ni hashes, no hay anidamientos</text:p>
      <text:p text:style-name="P70">internamente es una double linked list</text:p>
      <text:p text:style-name="P70">agregando a la ← o → es en tiempo constante sin importar el tamaño</text:p>
      <text:p text:style-name="P70"><draw:frame draw:style-name="fr2" draw:name="Image2" text:anchor-type="paragraph" svg:width="2.6354in" svg:height="1.1457in" draw:z-index="1"><draw:image xlink:href="Pictures/10000201000000FD0000006E902F68E31799BB11.png" xlink:type="simple" xlink:show="embed" xlink:actuate="onLoad" loext:mime-type="image/png"/></draw:frame></text:p>
      <text:p text:style-name="P71">los comandos tienen un prefijo de L o R</text:p>
      <text:p text:style-name="P73">AGREGAR</text:p>
      <text:p text:style-name="P71"><text:span text:style-name="T5">LPUSH</text:span> key value</text:p>
      <text:p text:style-name="P71"><text:span text:style-name="T5">RPUSH </text:span>key value</text:p>
      <text:p text:style-name="P73">QUITAR</text:p>
      <text:p text:style-name="P71"><text:span text:style-name="T5">RPOP </text:span><text:span text:style-name="T48">key</text:span></text:p>
      <text:p text:style-name="P72"><text:span text:style-name="T5">LPOP</text:span> key</text:p>
      <text:p text:style-name="P72"><draw:frame draw:style-name="fr1" draw:name="Image3" text:anchor-type="paragraph" svg:width="3.1563in" svg:height="1.2291in" draw:z-index="2"><draw:image xlink:href="Pictures/100002010000012F00000076C27CA7122FA7B53C.png" xlink:type="simple" xlink:show="embed" xlink:actuate="onLoad" loext:mime-type="image/png"/></draw:frame></text:p>
      <text:p text:style-name="P74"><text:span text:style-name="T5">LLEN </text:span>key → largo de la lista</text:p>
      <text:p text:style-name="P74"><text:span text:style-name="T5">LRANGE </text:span>key start stop →<text:span text:style-name="T49"> obtener un subset </text:span></text:p>
      <text:p text:style-name="P74">-<text:span text:style-name="T49">1 → fin de la lista</text:span></text:p>
      <text:p text:style-name="P74"><text:tab/>LRANGE lista:autos 0 -1</text:p>
      <text:p text:style-name="P75">cada lenguage <text:span text:style-name="T55">mostrará</text:span> el indice inicial según su definición (puede ser 0, 1…)</text:p>
      <text:p text:style-name="P76"><text:span text:style-name="T5">STACK</text:span>: <text:span text:style-name="T13">LIFO</text:span></text:p>
      <text:p text:style-name="P74"><draw:frame draw:style-name="fr1" draw:name="Image4" text:anchor-type="paragraph" svg:width="2.6665in" svg:height="1.3543in" draw:z-index="3"><draw:image xlink:href="Pictures/1000020100000100000000824C3D2AF35FE60532.png" xlink:type="simple" xlink:show="embed" xlink:actuate="onLoad" loext:mime-type="image/png"/></draw:frame></text:p>
      <text:p text:style-name="P74"/>
      <text:p text:style-name="P71"/>
      <text:p text:style-name="P66"/>
      <text:p text:style-name="P53"/>
      <text:p text:style-name="P21">QUEUE: <text:span text:style-name="T50">FIFO</text:span></text:p>
      <text:p text:style-name="P53"><draw:frame draw:style-name="fr1" draw:name="Image5" text:anchor-type="paragraph" svg:width="3.448in" svg:height="1.5311in" draw:z-index="4"><draw:image xlink:href="Pictures/100002010000014B00000093FF5AEA0985AFAADD.png" xlink:type="simple" xlink:show="embed" xlink:actuate="onLoad" loext:mime-type="image/png"/></draw:frame></text:p>
      <text:p text:style-name="P77"><text:span text:style-name="T5">LINDEX</text:span> key index <text:span text:style-name="T58">(posicion)</text:span> → elemento en el indice</text:p>
      <text:p text:style-name="P78"><text:span text:style-name="T5">LINSERT </text:span>key <text:span text:style-name="T5">BEFORE|AFTER </text:span>pivot valor →<text:span text:style-name="T51"> -1 si no es insertado, el largo de la lista si es ok → </text:span><text:span text:style-name="T14">LINSERT</text:span><text:span text:style-name="T51"> lista:autos </text:span><text:span text:style-name="T14">BEFORE</text:span><text:span text:style-name="T51"> 1 10 (inserta el 10 antes del 1)</text:span></text:p>
      <text:p text:style-name="P79">si hay mas de uno lo inserta en la primera posición desde la izquierda </text:p>
      <text:p text:style-name="P80"><text:span text:style-name="T5">LSET </text:span>key index valor →<text:span text:style-name="T52"> reemplaza el indice indicado con el nuevo valor → error fuera de rango si no existe el indice</text:span></text:p>
      <text:p text:style-name="P81"><text:span text:style-name="T5">LREM</text:span> key count<text:span text:style-name="T54">(cuantos remueve)</text:span> value →<text:span text:style-name="T53"> remueve elementos con un valor especifico → con 0 los remueve todos, con los negativos = absoluto</text:span></text:p>
      <text:p text:style-name="P82">indices son 0 based</text:p>
      <text:p text:style-name="P82"/>
      <text:p text:style-name="P83"><text:span text:style-name="T5">LTRIM</text:span> key → remueve los elementos de la lista <text:span text:style-name="T57">de la derecha</text:span></text:p>
      <text:p text:style-name="P83">LRANGE lista:autos 0 -1 →</text:p>
      <text:p text:style-name="P83">1) "6"</text:p>
      <text:p text:style-name="P83">2) "3"</text:p>
      <text:p text:style-name="P83">3) "7"</text:p>
      <text:p text:style-name="P83">4) "5"</text:p>
      <text:p text:style-name="P83">5) "10"</text:p>
      <text:p text:style-name="P83">LTRIM lista:autos 0 1 →<text:span text:style-name="T56"> OK</text:span></text:p>
      <text:p text:style-name="P83">LRANGE lista:autos 0 -1 →</text:p>
      <text:p text:style-name="P83">1) "6"</text:p>
      <text:p text:style-name="P83">2) "3"</text:p>
      <text:p text:style-name="P84">casos de uso: productor (rpush) y consumidor (lpop)</text:p>
      <text:p text:style-name="P85">double linked list</text:p>
      <text:p text:style-name="P85">LPUSH aa aaa →<text:span text:style-name="T59"> crea la lista aa con el indice 0 en aaa</text:span></text:p>
      <text:p text:style-name="P86">set aa aaa → no se puede tratar como una lista, <text:span text:style-name="T60">es un key/value</text:span></text:p>
      <text:p text:style-name="P6"><text:span text:style-name="T59">What criteria does Redis use to determine if an operation can be performed against a key? → Encoding of value + </text:span><text:span text:style-name="T62">Datatype</text:span></text:p>
      <text:p text:style-name="P7">getrange en un key/value retorna un substring</text:p>
      <text:p text:style-name="P87"><text:span text:style-name="T64">getrange key inicio</text:span><text:span text:style-name="T65">(desde 0)</text:span><text:span text:style-name="T64"> fin </text:span><text:span text:style-name="T65">(inclusivo)</text:span></text:p>
      <text:p text:style-name="P114"/>
      <text:p text:style-name="P23"><text:span text:style-name="T116">S</text:span><text:span text:style-name="T63">ET</text:span></text:p>
      <text:p text:style-name="P8">unique – no ordenados strings</text:p>
      <text:p text:style-name="P8">orden no garantizado</text:p>
      <text:p text:style-name="P8">si se requiere orden hay que usar un order set</text:p>
      <text:p text:style-name="P88"><text:span text:style-name="T64">operaciones como difference/intersect/union </text:span><text:span text:style-name="T66">← operaciones entre sets</text:span></text:p>
      <text:p text:style-name="P24"><text:span text:style-name="T68">el </text:span><text:span text:style-name="T63">underpinning/</text:span><text:span text:style-name="T117">soporte</text:span><text:span text:style-name="T69"> </text:span><text:span text:style-name="T70">de todas las estructuras es String NO puede contener otras estructuras como list, set sortedSet o hash </text:span><text:span text:style-name="T71">ni anidaciones</text:span></text:p>
      <text:p text:style-name="P25"><text:span text:style-name="T63">SA</text:span><text:span text:style-name="T118">DD</text:span><text:span text:style-name="T63"> </text:span><text:span text:style-name="T67">key member [member…] →</text:span><text:span text:style-name="T72"> agregar al set →</text:span><text:span text:style-name="T73"> si es 0 </text:span><text:span text:style-name="T74">la respuesta </text:span><text:span text:style-name="T73">indica que no fueron agregados elementos al set</text:span></text:p>
      <text:p text:style-name="P26"><text:span text:style-name="T63">SMEMBERS </text:span><text:span text:style-name="T67">key → todos los elementos del set</text:span></text:p>
      <text:p text:style-name="P27"><text:span text:style-name="T63">SSCAN</text:span><text:span text:style-name="T67"> key cursor [MATCH pattern] [COUNT count] → cursor para busquedas especificas</text:span></text:p>
      <text:p text:style-name="P28"><text:span text:style-name="T119">S</text:span><text:span text:style-name="T63">ISMEMBER </text:span><text:span text:style-name="T67">key member →</text:span><text:span text:style-name="T75"> 1 = si - 0 = no →</text:span><text:span text:style-name="T76"> verifica si contiene un elemento</text:span></text:p>
      <text:p text:style-name="P28"><text:span text:style-name="T120">S</text:span><text:span text:style-name="T121">REM </text:span><text:span text:style-name="T77">key member [member...] → elimina los elementos del set </text:span><text:span text:style-name="T78">(si al menos uno es eliminado retorna </text:span><text:span text:style-name="T79">la cantidad de los eliminados</text:span><text:span text:style-name="T78">)</text:span></text:p>
      <text:p text:style-name="P29"><text:span text:style-name="T63">SPOP </text:span><text:span text:style-name="T67">key [count] → </text:span><text:span text:style-name="T79">elimina un random elemento </text:span><text:span text:style-name="T80">por defecto, se pueden indicar M</text:span><text:span text:style-name="T79"> desde el set y lo</text:span><text:span text:style-name="T80">s</text:span><text:span text:style-name="T79"> retorna </text:span><text:span text:style-name="T80">(pueden ser mas de 1)</text:span></text:p>
      <text:p text:style-name="P9"/>
      <text:p text:style-name="P30"><text:span text:style-name="T77">O</text:span><text:span text:style-name="T67">peraciones con 2 Set:</text:span></text:p>
      <text:p text:style-name="P10">A union B = combinar todos los elementos</text:p>
      <text:p text:style-name="P10">A intersection B = solo los elementos comunes</text:p>
      <text:p text:style-name="P30"><text:span text:style-name="T67">A difference B = solo los que </text:span><text:span text:style-name="T81">están</text:span><text:span text:style-name="T67"> en A y no en B</text:span></text:p>
      <text:p text:style-name="P31"><text:span text:style-name="T122">S</text:span><text:span text:style-name="T63">DIFF</text:span><text:span text:style-name="T123">[STORE]</text:span><text:span text:style-name="T63"> </text:span><text:span text:style-name="T67">= tod</text:span><text:span text:style-name="T82">os los elementos que tiene el primer set del argumento que no están en los otros set</text:span></text:p>
      <text:p text:style-name="P32"><text:span text:style-name="T63">SINTER</text:span><text:span text:style-name="T123">[STORE]</text:span><text:span text:style-name="T63"> </text:span><text:span text:style-name="T67">= intersección </text:span><text:span text:style-name="T63">entre </text:span><text:span text:style-name="T124">N</text:span><text:span text:style-name="T67"> sets</text:span></text:p>
      <text:p text:style-name="P32"><text:span text:style-name="T122">S</text:span><text:span text:style-name="T63">UNION</text:span><text:span text:style-name="T123">[STORE]</text:span><text:span text:style-name="T67"> = </text:span><text:span text:style-name="T125">TODOS</text:span><text:span text:style-name="T83"> </text:span><text:span text:style-name="T67">valores comunes</text:span></text:p>
      <text:p text:style-name="P11">si alguno no es un set = error</text:p>
      <text:p text:style-name="P12">los comandos serán afectados por la cardinalidad de los elementos de los sets (sets grandes es más costoso)</text:p>
      <text:p text:style-name="P33"><text:span text:style-name="T67">casos de uso: <text:s/></text:span><text:span text:style-name="T90">tag clouds / </text:span><text:span text:style-name="T67">visitadores unico</text:span><text:span text:style-name="T84">s</text:span><text:span text:style-name="T85"> →</text:span></text:p>
      <text:p text:style-name="P34"><text:span text:style-name="T63">sadd</text:span><text:span text:style-name="T67"> about.html:20180210 user1 user2 user3 ← la clave es el archivo con su fecha los otros los visitantes</text:span></text:p>
      <text:p text:style-name="P89"><text:span text:style-name="T127">s</text:span><text:span text:style-name="T126">scan</text:span><text:span text:style-name="T64"> </text:span><text:span text:style-name="T86">about.html:20180210 </text:span><text:span text:style-name="T67">match *</text:span></text:p>
      <text:p text:style-name="P90"><text:span text:style-name="T127">e</text:span><text:span text:style-name="T126">xpire</text:span><text:span text:style-name="T64"> </text:span><text:span text:style-name="T86">about.html:20180210 </text:span><text:span text:style-name="T67">86400 →</text:span><text:span text:style-name="T87"> expirar set en los indicados segundos →</text:span><text:span text:style-name="T89"> todos los elementos se van <text:s/>con el</text:span></text:p>
      <text:p text:style-name="P91"><text:span text:style-name="T128">t</text:span><text:span text:style-name="T126">tl</text:span><text:span text:style-name="T67"> <text:s/></text:span><text:span text:style-name="T86">about.html:20180210 →</text:span><text:span text:style-name="T67"> obtener el tiempo de vi</text:span><text:span text:style-name="T88">da</text:span></text:p>
      <text:p text:style-name="P115"/>
      <text:p text:style-name="P35"><text:span text:style-name="T143">S</text:span><text:span text:style-name="T63">ORTED SET</text:span></text:p>
      <text:p text:style-name="P116">- guarda string unicos</text:p>
      <text:p text:style-name="P95"><text:span text:style-name="T67">- tienen una propiedad adicional: score →</text:span><text:span text:style-name="T91"> punto flotante que entrega el orden →</text:span><text:span text:style-name="T92"> si tienen el mismo orden se usa el orden léxico del elemento</text:span></text:p>
      <text:p text:style-name="P117">- se pueden manipular por valor, positional rank, score y lexicografía</text:p>
      <text:p text:style-name="P117">- entregan union e intersección</text:p>
      <text:p text:style-name="P117">- solo pueden ser construidas con strings, no list, sets, sorted sets ni hashes, no hay anidaciones</text:p>
      <text:p text:style-name="P96"><draw:frame draw:style-name="fr3" draw:name="Image6" text:anchor-type="paragraph" svg:x="0in" svg:y="0.3799in" svg:width="3.4783in" svg:height="1.3437in" draw:z-index="5"><draw:image xlink:href="Pictures/100002010000015300000083C1BB4D29D3F2FA02.png" xlink:type="simple" xlink:show="embed" xlink:actuate="onLoad" loext:mime-type="image/png"/></draw:frame><text:span text:style-name="T126">ZADD </text:span><text:span text:style-name="T67">key [NX|XX] [CH] [INCR] SCORE MEMBER [SCORE MEMBER …]</text:span></text:p>
      <text:p text:style-name="P118"/>
      <text:p text:style-name="P96"><text:span text:style-name="T67">- </text:span><text:span text:style-name="T93">NX → solo lo agrega si el nuevo elemento no existe</text:span></text:p>
      <text:p text:style-name="P96"><text:span text:style-name="T144">- </text:span><text:span text:style-name="T145">XX →</text:span><text:span text:style-name="T146"> solo </text:span><text:span text:style-name="T149">actualiza</text:span><text:span text:style-name="T146"> un elemento si existe</text:span></text:p>
      <text:p text:style-name="P96"><text:span text:style-name="T147">→</text:span><text:span text:style-name="T148"> retorna el numero de elementos agregados por defecto</text:span></text:p>
      <text:p text:style-name="P133">- usando CH solo retorna los modificados</text:p>
      <text:p text:style-name="P91"><text:span text:style-name="T88">- </text:span><text:span text:style-name="T94">INCR incrementa un score element pair</text:span></text:p>
      <text:p text:style-name="P91"><text:span text:style-name="T94">- </text:span><text:span text:style-name="T129">ZRANGE </text:span><text:span text:style-name="T95">key start stop [WITHSCORES]</text:span></text:p>
      <text:p text:style-name="P92"><text:span text:style-name="T95">- </text:span><text:span text:style-name="T130">ZREVRANGE </text:span><text:span text:style-name="T96">key start stop </text:span><text:span text:style-name="T95">[WITHSCORES] →</text:span><text:span text:style-name="T103"> ordenados desde el score mas alto al menor </text:span><text:span text:style-name="T104">(descendiente lexicograficamente si son score =)</text:span></text:p>
      <text:p text:style-name="P91"><text:span text:style-name="T95">→</text:span><text:span text:style-name="T97"> start y stop zero based index, </text:span><text:span text:style-name="T134">no </text:span><text:span text:style-name="T135">score</text:span></text:p>
      <text:p text:style-name="P93"><text:span text:style-name="T97">→ </text:span><text:span text:style-name="T129">WITHSCORES </text:span><text:span text:style-name="T97">agrega los scores de los elementos</text:span></text:p>
      <text:p text:style-name="P93"><text:span text:style-name="T97">- </text:span><text:span text:style-name="T98">los rangos obtiene el orden basado en el rank NO en el insert</text:span></text:p>
      <text:p text:style-name="P93"><text:span text:style-name="T98">- </text:span><text:span text:style-name="T131">ZRANK </text:span><text:span text:style-name="T98">key member →</text:span><text:span text:style-name="T100"> encontrar el ranking del elemento basado en 0 index (orden como si fuera una lista </text:span><text:span text:style-name="T136">no score</text:span><text:span text:style-name="T100">)</text:span></text:p>
      <text:p text:style-name="P93"><text:span text:style-name="T98">- </text:span><text:span text:style-name="T131">ZREVRANK </text:span><text:span text:style-name="T98">key member → </text:span><text:span text:style-name="T105">retornan los elementos ordenados desde el score mas alto al mas bajo</text:span></text:p>
      <text:p text:style-name="P91"><text:span text:style-name="T97">- </text:span><text:span text:style-name="T132">ZSCORE </text:span><text:span text:style-name="T99">key member → score asociado al elemento</text:span></text:p>
      <text:p text:style-name="P91"><text:span text:style-name="T99">- </text:span><text:span text:style-name="T133">ZCOUNT </text:span><text:span text:style-name="T102">key min max</text:span><text:span text:style-name="T101">→ cuenta el numero de elementos en un rango de scores →</text:span><text:span text:style-name="T106"> ambos inclusivos</text:span></text:p>
      <text:p text:style-name="P94"><text:span text:style-name="T106">- </text:span><text:span text:style-name="T137">ZRANGEBYSCORE</text:span><text:span text:style-name="T107"> key </text:span><text:span text:style-name="T109">[(]</text:span><text:span text:style-name="T111">[</text:span><text:span text:style-name="T107">min</text:span><text:span text:style-name="T111">|-inf]</text:span><text:span text:style-name="T107"> </text:span><text:span text:style-name="T109">[(]</text:span><text:span text:style-name="T111">[</text:span><text:span text:style-name="T107">max</text:span><text:span text:style-name="T111">|+inf]</text:span><text:span text:style-name="T107"> [WITHSCORES] [LIMIT offset count] →</text:span><text:span text:style-name="T110"> inclusivos por defecto →</text:span><text:span text:style-name="T114"> </text:span><text:span text:style-name="T113">(0 -1 no funciona)</text:span></text:p>
      <text:p text:style-name="P91"><text:span text:style-name="T107">- </text:span><text:span text:style-name="T138">ZRANGEBYLEX </text:span><text:span text:style-name="T108">key min max [LIMIT offset count]</text:span></text:p>
      <text:p text:style-name="P91"><text:span text:style-name="T101">- </text:span><text:span text:style-name="T139">ZRANGEBYRANK</text:span><text:span text:style-name="T109"> <text:s/></text:span></text:p>
      <text:p text:style-name="P91">- <text:span text:style-name="T15">ZREM </text:span><text:span text:style-name="T150">key member [member …] → remueve un elemento del set (NO por score)</text:span></text:p>
      <text:p text:style-name="P97"><text:span text:style-name="T99">- </text:span><text:span text:style-name="T140">ZREMRANGEBYLEX</text:span><text:span text:style-name="T112"> →lexicografico</text:span></text:p>
      <text:p text:style-name="P98"><text:span text:style-name="T112">- </text:span><text:span text:style-name="T140">ZREMRANGEBYRANK</text:span><text:span text:style-name="T112"> → posicion</text:span></text:p>
      <text:p text:style-name="P99"><text:span text:style-name="T112">- </text:span><text:span text:style-name="T140">ZREMRANGEBYSCORE</text:span><text:span text:style-name="T112"> → score </text:span></text:p>
      <text:p text:style-name="P100"><text:span text:style-name="T112">l</text:span><text:span text:style-name="T67">exicos tienen que comenzar con </text:span><text:span text:style-name="T126">( </text:span><text:span text:style-name="T67">o </text:span><text:span text:style-name="T126">[</text:span><text:span text:style-name="T67"> para indicar si son inclusivos o exclusivos</text:span></text:p>
      <text:p text:style-name="P100"><text:span text:style-name="T67">- </text:span><text:span text:style-name="T115">un value no puede tener 2 scores distintos, se actualiza por defecto al encontrar el mismo value con el nuevo score</text:span></text:p>
      <text:p text:style-name="P101"><text:span text:style-name="T141">- Z</text:span><text:span text:style-name="T126">INTERSTORE </text:span><text:span text:style-name="T67">destination numkeys key [key …] [</text:span><text:span text:style-name="T126">weights</text:span><text:span text:style-name="T67"> <text:s/>w [w]] [</text:span><text:span text:style-name="T126">aggregate</text:span><text:span text:style-name="T67"> sum|min|max]</text:span></text:p>
      <text:p text:style-name="P102"><text:span text:style-name="T141">- Z</text:span><text:span text:style-name="T142">UNION</text:span><text:span text:style-name="T141">STORE </text:span><text:span text:style-name="T115">destination numkeys key [key …] [</text:span><text:span text:style-name="T141">weights</text:span><text:span text:style-name="T115"> <text:s/>w [w]] [</text:span><text:span text:style-name="T141">aggregate</text:span><text:span text:style-name="T115"> sum|min|max]</text:span></text:p>
      <text:p text:style-name="P103"><text:span text:style-name="T115">N</text:span><text:span text:style-name="T67">O hay difference</text:span></text:p>
      <text:p text:style-name="P119">- solo se puede guardar en otro sorted set, no se puede solo obtener el resultado del comando (somo el set)</text:p>
      <text:p text:style-name="P119"/>
      <text:p text:style-name="P120">casos de uso</text:p>
      <text:p text:style-name="P104"><text:span text:style-name="T126">leaderbook</text:span><text:span text:style-name="T67"> de un online game</text:span></text:p>
      <text:p text:style-name="P120">zadd lb 90 jane 100 john 75 bob</text:p>
      <text:p text:style-name="P120">si un usuario incrementa su puntaje:</text:p>
      <text:p text:style-name="P120">zincrby lb 50 bob → actualiza su score</text:p>
      <text:p text:style-name="P121">zrevrange lb 0 2 withscores → los top 3 con puntajes</text:p>
      <text:p text:style-name="P122">zremrangebyrank lb 0 -4</text:p>
      <text:p text:style-name="P105"><text:span text:style-name="T126">priority queue</text:span><text:span text:style-name="T67"> → el score es la prioridad</text:span></text:p>
      <text:p text:style-name="P105"><text:span text:style-name="T115">z</text:span><text:span text:style-name="T67">add pq 1 p1 2 p2 3 p3</text:span></text:p>
      <text:p text:style-name="P123">zrange pq 0 0 → el siguiente elemento a procesar</text:p>
      <text:p text:style-name="P123">zrem pq p1 → eliminar el item procesado</text:p>
      <text:p text:style-name="P128"><text:span text:style-name="T5">cardinalidad</text:span>:</text:p>
      <text:p text:style-name="P125"><text:span text:style-name="T151">LLEN key → lista</text:span></text:p>
      <text:p text:style-name="P125"><text:span text:style-name="T151">SCARD key → set</text:span></text:p>
      <text:p text:style-name="P126"><text:span text:style-name="T151">ZCARD key → set ordenado</text:span></text:p>
      <text:p text:style-name="P126"><text:s/><text:span text:style-name="T152">LTRIM key start stop → rango de elementos que se quiere retener en una lista</text:span></text:p>
      <text:p text:style-name="P126"><draw:frame draw:style-name="fr2" draw:name="Image7" text:anchor-type="paragraph" svg:width="2.8228in" svg:height="0.9898in" draw:z-index="6"><draw:image xlink:href="Pictures/100002010000010F0000005F29EAADE66413FAE9.png" xlink:type="simple" xlink:show="embed" xlink:actuate="onLoad" loext:mime-type="image/png"/></draw:frame></text:p>
      <text:p text:style-name="P124"/>
      <text:p text:style-name="P129"><draw:frame draw:style-name="fr1" draw:name="Image8" text:anchor-type="paragraph" svg:width="2.8437in" svg:height="1.5937in" draw:z-index="7"><draw:image xlink:href="Pictures/10000201000001110000009903FF1C5944DE21F0.png" xlink:type="simple" xlink:show="embed" xlink:actuate="onLoad" loext:mime-type="image/png"/></draw:frame>5 = -1 →<text:span text:style-name="T153"> b c d e </text:span></text:p>
      <text:p text:style-name="P129">RPUSH lista1 a b c d e f → 6</text:p>
      <text:p text:style-name="P129">LTRIM lista1 0 4 → ok →<text:span text:style-name="T157"> cuantos se quieren </text:span><text:span text:style-name="T18">RETENER</text:span></text:p>
      <text:p text:style-name="P129">LRANGE lista1 0 -1 <text:s/>→ a b c d e</text:p>
      <text:p text:style-name="P129">LLEN lista1 →<text:span text:style-name="T153"> 4</text:span></text:p>
      <text:p text:style-name="P130">zremrangebyrank key start stop →<text:span text:style-name="T154"> sorted set → zero based para start y stop → remueve el rango especificado</text:span></text:p>
      <text:p text:style-name="P130"/>
      <text:p text:style-name="P130"><draw:frame draw:style-name="fr4" draw:name="Image9" text:anchor-type="paragraph" svg:width="3.4783in" svg:height="1.9528in" draw:z-index="8"><draw:image xlink:href="Pictures/1000020100000186000000DBEA06B5A551678DC9.png" xlink:type="simple" xlink:show="embed" xlink:actuate="onLoad" loext:mime-type="image/png"/></draw:frame></text:p>
      <text:p text:style-name="P129">→<text:span text:style-name="T155"> remueve el F del sorted set</text:span></text:p>
      <text:p text:style-name="P129">- <text:span text:style-name="T5">ZADD</text:span> sorted-set 1 a 2 b 3 c 4 d 5 e 6 f →<text:span text:style-name="T156"> responde la cantidad de agregados</text:span></text:p>
      <text:p text:style-name="P127">- <text:span text:style-name="T5">ZRANGE</text:span> sorted-set 0 -1</text:p>
      <text:p text:style-name="P127">- <text:span text:style-name="T5">ZREMRANGEBYRANK</text:span> sorted-set 3 -1 →<text:span text:style-name="T155"> a b c <text:s/>→ cap the set </text:span><text:span text:style-name="T17">ELIMINA</text:span></text:p>
      <text:p text:style-name="P127"/>
      <text:p text:style-name="P131">sets: leaderboard – <text:span text:style-name="T159">tiempo depende de la cardinalidad</text:span></text:p>
      <text:p text:style-name="P131"><text:span text:style-name="T5">zadd</text:span> + <text:s/><text:span text:style-name="T16">ZREMRANGEBYRANK</text:span></text:p>
      <text:p text:style-name="P132"><text:span text:style-name="T158">l</text:span>ista:activity stream – <text:span text:style-name="T159">tiempo lineal</text:span></text:p>
      <text:p text:style-name="P132">L/Rpush + ltrim</text:p>
      <text:p text:style-name="P132"/>
      <text:p text:style-name="P1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Open Sans" svg:font-family="'Open Sans', Verdana, Geneva, sans-serif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21:51:48.518751652</meta:creation-date>
    <meta:generator>LibreOffice/6.1.3.2$Linux_X86_64 LibreOffice_project/10$Build-2</meta:generator>
    <dc:date>2018-12-07T01:46:23.415457804</dc:date>
    <meta:editing-duration>PT6H23M13S</meta:editing-duration>
    <meta:editing-cycles>260</meta:editing-cycles>
    <meta:document-statistic meta:table-count="0" meta:image-count="9" meta:object-count="0" meta:page-count="1" meta:paragraph-count="237" meta:word-count="1998" meta:character-count="10978" meta:non-whitespace-character-count="9184"/>
  </office:meta>
</office:document-meta>
</file>